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C2000002AF31391E94.png" manifest:media-type="image/png"/>
  <manifest:file-entry manifest:full-path="Pictures/10000000000000A000000140ECA55580.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0CF000000306E87C226.png" manifest:media-type="image/png"/>
  <manifest:file-entry manifest:full-path="Pictures/TablePreview1.svm" manifest:media-type=""/>
  <manifest:file-entry manifest:full-path="Pictures/10000001000004F90000009D94797C9B.png" manifest:media-type="image/png"/>
  <manifest:file-entry manifest:full-path="Pictures/100000010000046A000002D46266E9C6.png" manifest:media-type="image/png"/>
  <manifest:file-entry manifest:full-path="Pictures/10000001000005AF00000239D6E5D6FF.png" manifest:media-type="image/png"/>
  <manifest:file-entry manifest:full-path="Pictures/TablePreview2.svm" manifest:media-type=""/>
  <manifest:file-entry manifest:full-path="Pictures/10000000000004F700000289117A00FA.png" manifest:media-type="image/png"/>
  <manifest:file-entry manifest:full-path="Pictures/10000001000003B7000000AF494C57BF.png" manifest:media-type="image/png"/>
  <manifest:file-entry manifest:full-path="Pictures/10000001000003900000006D6E6EA53A.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46E000002911A746611.png" manifest:media-type="image/png"/>
  <manifest:file-entry manifest:full-path="Pictures/100000010000038300000347D1E16ACA.png" manifest:media-type="image/png"/>
  <manifest:file-entry manifest:full-path="Pictures/100000010000025A000002E7ECA21561.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560000028192351147.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45D0000017CFEFB28E8.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5.319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411cm, 0cm, 0.283cm, 0cm)" draw:image-opacity="100%" style:mirror="none" loext:decorative="false"/>
    </style:style>
    <style:style style:name="gr13" style:family="graphic" style:parent-style-name="standard">
      <style:graphic-properties svg:stroke-width="0.1cm" svg:stroke-color="#ffbf00" draw:marker-start-width="0.36cm" draw:marker-end-width="0.36cm" draw:textarea-horizontal-align="justify" draw:textarea-vertical-align="middle" draw:auto-grow-height="false" fo:min-height="1.138cm" fo:min-width="2.53cm" fo:padding-top="0.16cm" fo:padding-bottom="0.16cm" fo:padding-left="0.285cm" fo:padding-right="0.285cm" style:writing-mode="lr-tb" loext:decorative="false"/>
      <style:paragraph-properties style:writing-mode="lr-tb"/>
    </style:style>
    <style:style style:name="gr14" style:family="graphic" style:parent-style-name="standard">
      <style:graphic-properties loext:decorative="false"/>
    </style:style>
    <style:style style:name="gr1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6" style:family="graphic" style:parent-style-name="standard">
      <style:graphic-properties svg:stroke-width="0.1cm" svg:stroke-color="#314004" draw:marker-start="線の終点_20_6" draw:marker-start-width="0.41cm" draw:marker-end="線の終点_20_7" draw:marker-end-width="0.41cm" fo:padding-top="0.16cm" fo:padding-bottom="0.16cm" fo:padding-left="0.285cm" fo:padding-right="0.285cm" loext:decorative="false"/>
    </style:style>
    <style:style style:name="gr17" style:family="graphic" style:parent-style-name="standard">
      <style:graphic-properties draw:stroke="none" svg:stroke-color="#000000" draw:fill="none" draw:fill-color="#ffffff" draw:auto-grow-height="true" draw:auto-grow-width="false" fo:min-height="1.905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1.443cm" loext:decorative="false"/>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4cm)" draw:image-opacity="100%" style:mirror="none" loext:decorative="false"/>
    </style:style>
    <style:style style:name="gr20" style:family="graphic" style:parent-style-name="standard">
      <style:graphic-properties svg:stroke-width="0.1cm" svg:stroke-color="#ffbf00" draw:marker-start-width="0.37cm" draw:marker-end-width="0.37cm" draw:textarea-horizontal-align="justify" draw:textarea-vertical-align="middle" draw:auto-grow-height="false" fo:min-height="1.059cm" fo:min-width="3.155cm" fo:padding-top="0.16cm" fo:padding-bottom="0.16cm" fo:padding-left="0.285cm" fo:padding-right="0.285cm" loext:decorative="false"/>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5"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6" style:family="graphic" style:parent-style-name="standard">
      <style:graphic-properties draw:stroke="none" svg:stroke-color="#000000" draw:fill="none" draw:fill-color="#ffffff" draw:textarea-horizontal-align="left" draw:auto-grow-height="true" draw:auto-grow-width="false" fo:min-height="0.932cm" fo:min-width="0cm"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30"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31"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32"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33"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34"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7"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38"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39"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40" style:family="graphic" style:parent-style-name="objectwithoutfill">
      <style:graphic-properties svg:stroke-color="#004586" draw:fill="none" loext:decorative="false"/>
    </style:style>
    <style:style style:name="gr41"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4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4"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style:writing-mode="lr-tb" loext:decorative="false"/>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46" style:family="graphic" style:parent-style-name="Accent_20_1">
      <style:graphic-properties fo:min-height="1.412cm" fo:min-width="1.877cm" loext:decorative="false"/>
    </style:style>
    <style:style style:name="gr47" style:family="graphic" style:parent-style-name="objectwithoutfill">
      <style:graphic-properties draw:stroke="none" svg:stroke-color="#000000" draw:fill="none" draw:fill-color="#ffffff" draw:textarea-horizontal-align="left" draw:auto-grow-height="true" draw:auto-grow-width="true" fo:min-height="0.7cm" fo:min-width="15.877cm" loext:decorative="false"/>
      <style:paragraph-properties style:writing-mode="lr-tb"/>
    </style:style>
    <style:style style:name="gr48"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49"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5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51" style:family="graphic" style:parent-style-name="standard">
      <style:graphic-properties draw:textarea-horizontal-align="justify" draw:textarea-vertical-align="middle" draw:auto-grow-height="false" fo:min-height="0.807cm" fo:min-width="1.429cm" loext:decorative="false"/>
    </style:style>
    <style:style style:name="gr5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3"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54"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55"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56" style:family="graphic" style:parent-style-name="standard">
      <style:graphic-properties draw:fill-color="#729fcf" draw:textarea-vertical-align="middle" draw:auto-grow-height="false" fo:min-height="1.453cm" fo:min-width="0.279cm" fo:wrap-option="wrap" loext:decorative="false"/>
    </style:style>
    <style:style style:name="gr5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58"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5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1" style:family="graphic" style:parent-style-name="standard">
      <style:graphic-properties draw:textarea-vertical-align="middle" draw:auto-grow-height="false" fo:min-height="1.678cm" fo:min-width="0.607cm" fo:wrap-option="wrap" loext:decorative="false"/>
    </style:style>
    <style:style style:name="gr62" style:family="graphic" style:parent-style-name="standard">
      <style:graphic-properties draw:textarea-vertical-align="middle" draw:auto-grow-height="false" fo:min-height="1.947cm" fo:min-width="0.607cm" fo:wrap-option="wrap" loext:decorative="false"/>
    </style:style>
    <style:style style:name="gr63"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64" style:family="graphic" style:parent-style-name="standard">
      <style:graphic-properties draw:stroke="none" svg:stroke-color="#000000" draw:fill="none" draw:fill-color="#ffffff" draw:textarea-horizontal-align="left" draw:auto-grow-height="true" draw:auto-grow-width="false" fo:min-height="1.195cm" fo:min-width="0cm" loext:decorative="false"/>
      <style:paragraph-properties style:writing-mode="lr-tb"/>
    </style:style>
    <style:style style:name="gr65"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439cm" fo:min-width="1.405cm" fo:padding-top="0.16cm" fo:padding-bottom="0.16cm" fo:padding-left="0.285cm" fo:padding-right="0.285cm" loext:decorative="false"/>
    </style:style>
    <style:style style:name="gr66" style:family="graphic" style:parent-style-name="standard">
      <style:graphic-properties draw:textarea-vertical-align="middle" draw:auto-grow-height="false" fo:min-height="1.678cm" fo:min-width="2.839cm" fo:wrap-option="wrap" loext:decorative="false"/>
    </style:style>
    <style:style style:name="gr6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70"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71" style:family="graphic" style:parent-style-name="objectwithoutfill">
      <style:graphic-properties draw:marker-end="線の終点_20_2" draw:marker-end-width="0.3cm" draw:fill="none" loext:decorative="false"/>
    </style:style>
    <style:style style:name="gr72" style:family="graphic" style:parent-style-name="objectwithoutfill">
      <style:graphic-properties draw:marker-end="線の終点_20_3" draw:marker-end-width="0.3cm" draw:fill="none" loext:decorative="false"/>
    </style:style>
    <style:style style:name="gr73" style:family="graphic" style:parent-style-name="objectwithoutfill">
      <style:graphic-properties draw:marker-end="線の終点_20_4" draw:marker-end-width="0.3cm" draw:fill="none" loext:decorative="false"/>
    </style:style>
    <style:style style:name="gr74" style:family="graphic" style:parent-style-name="objectwithoutfill">
      <style:graphic-properties draw:marker-end="線の終点_20_5" draw:marker-end-width="0.3cm" draw:fill="none" loext:decorative="false"/>
    </style:style>
    <style:style style:name="gr7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78" style:family="graphic" style:parent-style-name="objectwithoutfill">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gr79" style:family="graphic" style:parent-style-name="standard">
      <style:graphic-properties draw:textarea-horizontal-align="justify" draw:textarea-vertical-align="middle" draw:auto-grow-height="false" fo:min-height="2.353cm" fo:min-width="0cm" loext:decorative="false"/>
    </style:style>
    <style:style style:name="gr8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6"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7"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1"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2"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3"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4"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3"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4"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2.135cm" style:use-optimal-column-width="false"/>
    </style:style>
    <style:style style:name="co2" style:family="table-column">
      <style:table-column-properties style:column-width="0.837cm" style:use-optimal-column-width="false"/>
    </style:style>
    <style:style style:name="co3" style:family="table-column">
      <style:table-column-properties style:column-width="10cm" style:use-optimal-column-width="false"/>
    </style:style>
    <style:style style:name="ro1" style:family="table-row">
      <style:table-row-properties style:row-height="0.911cm" style:use-optimal-row-height="false"/>
    </style:style>
    <style:style style:name="ro2" style:family="table-row">
      <style:table-row-properties style:row-height="0.914cm" style:use-optimal-row-height="false"/>
    </style:style>
    <style:style style:name="ro3" style:family="table-row">
      <style:table-row-properties style:row-height="1.912cm" style:use-optimal-row-height="false"/>
    </style:style>
    <style:style style:name="ro4" style:family="table-row">
      <style:table-row-properties style:row-height="1.445cm" style:use-optimal-row-height="false"/>
    </style:style>
    <style:style style:name="ro5" style:family="table-row">
      <style:table-row-properties style:row-height="1.28cm" style:use-optimal-row-height="false"/>
    </style:style>
    <style:style style:name="ro6" style:family="table-row">
      <style:table-row-properties style:row-height="1.188cm" style:use-optimal-row-height="false"/>
    </style:style>
    <style:style style:name="ro7" style:family="table-row">
      <style:table-row-properties style:row-height="1.241cm" style:use-optimal-row-height="false"/>
    </style:style>
    <style:style style:name="ro8" style:family="table-row">
      <style:table-row-properties style:row-height="1.205cm" style:use-optimal-row-height="false"/>
    </style:style>
    <style:style style:name="ce1" style:family="table-cell">
      <style:paragraph-properties fo:border="0.85pt solid #000000"/>
    </style:style>
    <style:style style:name="ce2" style:family="table-cell">
      <loext:graphic-properties draw:textarea-vertical-align="middle"/>
      <style:paragraph-properties fo:text-align="center" fo:border="0.85pt solid #000000"/>
      <style:text-properties fo:font-size="12pt" fo:font-weight="bold" style:font-size-asian="12pt" style:font-weight-asian="bold" style:font-size-complex="12pt" style:font-weight-complex="bold"/>
    </style:style>
    <style:style style:name="ce3" style:family="table-cell">
      <style:paragraph-properties fo:border="0.85pt solid #000000"/>
      <style:text-properties fo:font-size="16pt" fo:font-weight="bold" style:font-size-asian="16pt" style:font-weight-asian="bold" style:font-size-complex="16pt" style:font-weight-complex="bold"/>
    </style:style>
    <style:style style:name="ce4" style:family="table-cell">
      <loext:graphic-properties draw:fill="solid" draw:fill-color="#ffd320"/>
      <style:paragraph-properties fo:border="0.85pt solid #000000"/>
    </style:style>
    <style:style style:name="ce5" style:family="table-cell">
      <loext:graphic-properties draw:fill="solid" draw:fill-color="#ffffff"/>
      <style:paragraph-properties fo:border="0.85pt solid #000000"/>
    </style:style>
    <style:style style:name="ce6" style:family="table-cell">
      <style:paragraph-properties fo:border="0.85pt solid #000000"/>
      <style:text-properties fo:font-size="13pt" fo:font-weight="bold" style:font-size-asian="13pt" style:font-weight-asian="bold" style:font-size-complex="13pt" style:font-weight-complex="bold"/>
    </style:style>
    <style:style style:name="ce7" style:family="table-cell">
      <loext:graphic-properties draw:fill="solid" draw:fill-color="#ff420e"/>
      <style:paragraph-properties fo:border="0.85pt solid #000000"/>
    </style:style>
    <style:style style:name="ce8" style:family="table-cell">
      <loext:graphic-properties draw:fill="solid" draw:fill-color="#0084d1"/>
      <style:paragraph-properties fo:border="0.85pt solid #000000"/>
    </style:style>
    <style:style style:name="ce9"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0"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1"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5"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6" style:family="paragraph">
      <style:paragraph-properties fo:margin-left="2.064cm" fo:margin-right="0cm" fo:margin-top="0cm" fo:margin-bottom="0cm" fo:line-height="125%" fo:text-align="start" fo:text-indent="-0.794cm" style:text-autospace="ideograph-alpha" style:punctuation-wrap="simple" style:line-break="strict" loext:tab-stop-distance="1.248cm" style:writing-mode="lr-tb">
        <style:tab-stops>
          <style:tab-stop style:position="0cm"/>
        </style:tab-stops>
      </style:paragraph-properties>
      <style:text-properties fo:font-size="18pt" fo:hyphenate="false" loext:hyphenation-no-caps="false" loext:hyphenation-no-last-word="false"/>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19"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0"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1" style:family="paragraph">
      <loext:graphic-properties draw:fill="none"/>
      <style:paragraph-properties fo:text-align="center"/>
    </style:style>
    <style:style style:name="P22" style:family="paragraph">
      <style:paragraph-properties fo:text-align="center"/>
      <style:text-properties fo:font-weight="bold" style:font-size-asian="18pt" style:font-weight-asian="bold" style:font-weight-complex="bold"/>
    </style:style>
    <style:style style:name="P23" style:family="paragraph">
      <style:paragraph-properties fo:text-align="center" style:writing-mode="lr-tb"/>
      <style:text-properties fo:font-weight="bold" style:font-size-asian="18pt" style:font-weight-asian="bold" style:font-weight-complex="bold"/>
    </style:style>
    <style:style style:name="P24" style:family="paragraph">
      <style:paragraph-properties fo:text-align="center"/>
      <style:text-properties fo:font-size="12pt" fo:font-weight="bold" style:font-size-asian="12pt" style:font-weight-asian="bold" style:font-size-complex="12pt" style:font-weight-complex="bold"/>
    </style:style>
    <style:style style:name="P25" style:family="paragraph">
      <style:text-properties fo:font-size="16pt" fo:font-weight="bold" style:font-size-asian="16pt" style:font-weight-asian="bold" style:font-size-complex="16pt" style:font-weight-complex="bold"/>
    </style:style>
    <style:style style:name="P26" style:family="paragraph">
      <style:text-properties fo:font-size="13pt" fo:font-weight="bold" style:font-size-asian="13pt" style:font-weight-asian="bold" style:font-size-complex="13pt" style:font-weight-complex="bold"/>
    </style:style>
    <style:style style:name="P27" style:family="paragraph">
      <loext:graphic-properties draw:fill="none" draw:fill-color="#ffffff"/>
      <style:text-properties fo:font-size="18pt" fo:font-weight="bold" style:font-weight-asian="bold" style:font-weight-complex="bold"/>
    </style:style>
    <style:style style:name="P28"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29" style:family="paragraph">
      <style:paragraph-properties fo:text-align="center"/>
    </style:style>
    <style:style style:name="P30" style:family="paragraph">
      <loext:graphic-properties draw:fill-color="#ffffff"/>
      <style:text-properties style:font-size-asian="20pt"/>
    </style:style>
    <style:style style:name="P31"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32"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3"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34"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5"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6"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7"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38" style:family="paragraph">
      <style:paragraph-properties fo:text-align="start" style:text-autospace="ideograph-alpha" style:punctuation-wrap="hanging" loext:tab-stop-distance="0cm">
        <style:tab-stops/>
      </style:paragraph-properties>
    </style:style>
    <style:style style:name="P39" style:family="paragraph">
      <loext:graphic-properties draw:fill="none" draw:fill-color="#ffffff"/>
      <style:text-properties fo:color="#ffffff" loext:opacity="100%" fo:font-size="24pt" fo:font-weight="bold" style:font-size-asian="24pt" style:font-weight-asian="bold" style:font-size-complex="24pt" style:font-weight-complex="bold"/>
    </style:style>
    <style:style style:name="P40" style:family="paragraph">
      <loext:graphic-properties draw:fill="none" draw:fill-color="#729fcf"/>
      <style:paragraph-properties fo:text-align="center"/>
    </style:style>
    <style:style style:name="P41" style:family="paragraph">
      <loext:graphic-properties draw:fill="solid" draw:fill-color="#004586"/>
      <style:paragraph-properties fo:text-align="center"/>
    </style:style>
    <style:style style:name="P42" style:family="paragraph">
      <loext:graphic-properties draw:fill="none" draw:fill-color="#ffffff"/>
      <style:text-properties fo:color="#004586" loext:opacity="100%" fo:font-weight="bold" style:font-size-asian="18pt" style:font-weight-asian="bold" style:font-weight-complex="bold"/>
    </style:style>
    <style:style style:name="P43" style:family="paragraph">
      <loext:graphic-properties draw:fill="none"/>
    </style:style>
    <style:style style:name="P44" style:family="paragraph">
      <loext:graphic-properties draw:fill="none" draw:fill-color="#729fcf"/>
      <style:paragraph-properties fo:text-align="center" style:writing-mode="lr-tb"/>
    </style:style>
    <style:style style:name="P45" style:family="paragraph">
      <loext:graphic-properties draw:fill="none" draw:fill-color="#ffffff"/>
      <style:text-properties fo:color="#729fcf" loext:opacity="100%" fo:font-weight="bold" style:font-weight-asian="bold" style:font-weight-complex="bold"/>
    </style:style>
    <style:style style:name="P46" style:family="paragraph">
      <loext:graphic-properties draw:fill="none"/>
      <style:text-properties style:font-size-asian="18pt"/>
    </style:style>
    <style:style style:name="P47" style:family="paragraph">
      <loext:graphic-properties draw:fill-color="#729fcf"/>
      <style:paragraph-properties fo:text-align="center"/>
    </style:style>
    <style:style style:name="P48"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49" style:family="paragraph">
      <loext:graphic-properties draw:fill="none" draw:fill-color="#ffffff"/>
      <style:text-properties style:font-name="游ゴシック" fo:font-size="18pt" fo:font-weight="bold" style:font-name-asian="游ゴシック" style:font-weight-asian="bold" style:font-weight-complex="bold"/>
    </style:style>
    <style:style style:name="P50" style:family="paragraph">
      <loext:graphic-properties draw:fill="none" draw:fill-color="#ffffff"/>
      <style:text-properties style:font-name="游ゴシック" fo:font-weight="bold" style:font-name-asian="游ゴシック" style:font-weight-asian="bold" style:font-weight-complex="bold"/>
    </style:style>
    <style:style style:name="P51"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2"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3"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4"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5"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6"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7"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8"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9"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fo:text-shadow="none" style:text-underline-style="none" fo:font-weight="bold" style:letter-kerning="true" fo:background-color="transparent" style:font-name-asian="游ゴシック" style:font-size-asian="18pt" style:language-asian="ja" style:country-asian="JP" style:font-style-asian="normal" style:font-weight-asian="bold"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20pt" fo:letter-spacing="normal" fo:language="en" fo:country="US" fo:font-style="normal" fo:text-shadow="none" style:text-underline-style="none" fo:font-weight="bold" style:letter-kerning="true" fo:background-color="transparent" style:font-name-asian="游ゴシック" style:font-size-asian="18pt" style:language-asian="ja" style:country-asian="JP" style:font-style-asian="normal" style:font-weight-asian="bold"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2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8pt" style:language-asian="ja" style:country-asian="JP" style:font-style-asian="normal" style:font-weight-asian="bold" style:font-name-complex="Noto Sans1"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2"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5pt" fo:font-weight="bold" style:font-size-asian="15pt" style:font-weight-asian="bold" style:font-size-complex="15pt" style:font-weight-complex="bold"/>
    </style:style>
    <style:style style:name="T27" style:family="text">
      <style:text-properties style:font-name="游ゴシック" fo:font-size="13pt" fo:font-weight="bold" style:font-name-asian="游ゴシック" style:font-size-asian="13pt" style:font-weight-asian="bold" style:font-size-complex="13pt" style:font-weight-complex="bold"/>
    </style:style>
    <style:style style:name="T28" style:family="text">
      <style:text-properties style:font-name="游ゴシック" fo:font-size="14pt" fo:font-weight="bold" style:font-name-asian="游ゴシック" style:font-size-asian="14pt" style:font-weight-asian="bold" style:font-size-complex="14pt" style:font-weight-complex="bold"/>
    </style:style>
    <style:style style:name="T29"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30"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31"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2"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3"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4" style:family="text">
      <style:text-properties fo:color="#f90c0c" loext:opacity="100%" fo:font-size="13pt" fo:font-weight="bold" fo:background-color="transparent" style:font-size-asian="13pt" style:font-weight-asian="bold" style:font-size-complex="13pt" style:font-weight-complex="bold"/>
    </style:style>
    <style:style style:name="T35"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8" style:family="text">
      <style:text-properties fo:color="#ffffff" loext:opacity="100%" fo:font-size="24pt" fo:font-weight="bold" style:font-size-asian="24pt" style:font-weight-asian="bold" style:font-size-complex="24pt" style:font-weight-complex="bold"/>
    </style:style>
    <style:style style:name="T39" style:family="text">
      <style:text-properties style:font-name="游ゴシック" fo:font-size="24pt" style:font-name-asian="游ゴシック" style:font-size-asian="24pt" style:font-size-complex="24pt"/>
    </style:style>
    <style:style style:name="T40" style:family="text">
      <style:text-properties style:font-name="游ゴシック" fo:font-size="24pt" fo:font-weight="bold" style:font-name-asian="游ゴシック" style:font-size-asian="24pt" style:font-weight-asian="bold" style:font-size-complex="24pt" style:font-weight-complex="bold"/>
    </style:style>
    <style:style style:name="T41" style:family="text">
      <style:text-properties style:font-name="游ゴシック" fo:font-weight="bold" style:font-name-asian="游ゴシック" style:font-size-asian="18pt" style:font-weight-asian="bold" style:font-weight-complex="bold"/>
    </style:style>
    <style:style style:name="T42"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43" style:family="text">
      <style:text-properties fo:color="#004586" loext:opacity="100%" fo:font-size="12pt" fo:font-weight="bold" style:font-size-asian="12pt" style:font-weight-asian="bold" style:font-size-complex="12pt" style:font-weight-complex="bold"/>
    </style:style>
    <style:style style:name="T44" style:family="text">
      <style:text-properties fo:color="#729fcf" loext:opacity="100%" fo:font-weight="bold" style:font-weight-asian="bold" style:font-weight-complex="bold"/>
    </style:style>
    <style:style style:name="T45" style:family="text">
      <style:text-properties fo:color="#000077" loext:opacity="100%" style:font-name="游ゴシック" fo:font-weight="bold" style:font-name-asian="游ゴシック" style:font-size-asian="18pt" style:font-weight-asian="bold" style:font-weight-complex="bold"/>
    </style:style>
    <style:style style:name="T46" style:family="text">
      <style:text-properties style:font-name="游ゴシック" fo:font-size="18pt" fo:font-weight="bold" style:font-name-asian="游ゴシック" style:font-weight-asian="bold" style:font-weight-complex="bold"/>
    </style:style>
    <style:style style:name="T47" style:family="text">
      <style:text-properties style:font-name="游ゴシック" fo:font-weight="bold" style:font-name-asian="游ゴシック" style:font-weight-asian="bold"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4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2" style:family="text">
      <style:text-properties fo:font-size="21pt" style:font-size-asian="21pt" style:font-size-complex="21pt"/>
    </style:style>
    <style:style style:name="T53"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3" style:family="text">
      <style:text-properties fo:color="#000077" loext:opacity="100%" style:font-name="游ゴシック" fo:font-size="18pt" fo:font-weight="bold" style:font-name-asian="游ゴシック" style:font-size-asian="18pt" style:font-weight-asian="bold" style:font-size-complex="18pt" style:font-weight-complex="bold"/>
    </style:style>
    <style:style style:name="T64" style:family="text">
      <style:text-properties fo:color="#000077" loext:opacity="100%" style:font-name="游ゴシック" fo:font-weight="bold" style:font-name-asian="游ゴシック"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0" draw:layer="layout" svg:width="24.999cm" svg:height="10.541cm" svg:x="1.262cm" svg:y="3.781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工程管理</text:span></text:p>
                <text:p text:style-name="P9"><text:span text:style-name="T8">4. </text:span><text:span text:style-name="T8">実装機能一覧</text:span></text:p>
                <text:p text:style-name="P9"><text:span text:style-name="T8">5. </text:span><text:span text:style-name="T8">デモンストレーション</text:span></text:p>
                <text:p text:style-name="P9"><text:span text:style-name="T8">6. </text:span><text:span text:style-name="T8">チーム開発演習で苦労した点、工夫した点</text:span></text:p>
                <text:p text:style-name="P9"><text:span text:style-name="T8">7. </text:span><text:span text:style-name="T8">研修</text:span><text:span text:style-name="T9">3</text:span><text:span text:style-name="T9">ヶ月間の振り返り</text:span></text:p>
                <text:p text:style-name="P9"><text:span text:style-name="T9">8.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2" draw:layer="layout" svg:width="24.999cm" svg:height="6.999cm" svg:x="1.001cm" svg:y="4cm">
          <text:p text:style-name="P11"><text:span text:style-name="T10">【 </text:span><text:span text:style-name="T11">実施内容 】</text:span></text:p>
          <text:p text:style-name="P11"><text:span text:style-name="T12">　「架空の小売り企業が運営する商品管理システムに対して、</text:span></text:p>
          <text:p text:style-name="P11"><text:span text:style-name="T12">　　一般のユーザがそのお店の商品を購入できる機能を追加実装する」</text:span></text:p>
          <text:p text:style-name="P11"><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2" draw:layer="layout" svg:width="24.999cm" svg:height="5.318cm" svg:x="1.001cm" svg:y="8.981cm">
          <text:p text:style-name="P11"><text:span text:style-name="T10">【 </text:span><text:span text:style-name="T11">担当工程 】</text:span></text:p>
          <text:p text:style-name="P11"><text:span text:style-name="T13">　予め用意された仕様書を基に、既存のシステムに対して</text:span></text:p>
          <text:p text:style-name="P11"><text:span text:style-name="T13">　「設計」、「実装」、および「テスト」を実施。</text:span></text:p>
          <text:p text:style-name="P11"><text:span text:style-name="T13">　</text:span></text:p>
          <text:p text:style-name="P11"><text:span text:style-name="T13">　独自追加機能については機能の検討から仕様書の作成を行い</text:span></text:p>
          <text:p text:style-name="P11"><text:span text:style-name="T12">　「設計」、「実装」、および「テスト」を実施。</text:span></text:p>
          <text:p text:style-name="P11"><text:span text:style-name="T12"/></text:p>
          <text:p text:style-name="P1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追加実装機能）</text:span></text:p>
          </draw:text-box>
        </draw:frame>
        <draw:custom-shape draw:name="Text Box 2" draw:style-name="gr7" draw:text-style-name="P12" draw:layer="layout" svg:width="24.999cm" svg:height="3.653cm" svg:x="0.985cm" svg:y="3.847cm">
          <text:p text:style-name="P11"><text:span text:style-name="T15">【システム規模】　　　　　　　　　　　　※（全体）は参考値</text:span></text:p>
          <text:p text:style-name="P13"><text:span text:style-name="T16">画面数</text:span><text:span text:style-name="T17"><text:tab/></text:span><text:span text:style-name="T17">：</text:span><text:span text:style-name="T17">22</text:span><text:span text:style-name="T17">　　　　　　　　　　　　　　 （全体：</text:span><text:span text:style-name="T17">54</text:span><text:span text:style-name="T17">）</text:span></text:p>
          <text:p text:style-name="P13"><text:span text:style-name="T17">ステップ数：</text:span><text:span text:style-name="T17">1143</text:span><text:span text:style-name="T17">　　　　　　　　　　　 （全体：</text:span><text:span text:style-name="T17">7889</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4"><text:span text:style-name="T15">【品質】</text:span></text:p>
          <text:p text:style-name="P15"><text:span text:style-name="T18">テスト件数</text:span><text:span text:style-name="T19">　　：</text:span><text:span text:style-name="T17">追加実装機能</text:span><text:span text:style-name="T17">470</text:span><text:span text:style-name="T17">件　　　（全体：</text:span><text:span text:style-name="T17">1375</text:span><text:span text:style-name="T17">件）</text:span></text:p>
          <text:p text:style-name="P15"><text:span text:style-name="T17">総バグ数　　　：</text:span><text:span text:style-name="T17">5</text:span><text:span text:style-name="T17">件　　　　　　　　　 　（全体：</text:span><text:span text:style-name="T17">10</text:span><text:span text:style-name="T17">件）</text:span></text:p>
          <text:p text:style-name="P15"><text:span text:style-name="T17">修正件数　　　：</text:span><text:span text:style-name="T17">4</text:span><text:span text:style-name="T17">件</text:span></text:p>
          <text:p text:style-name="P15"><text:span text:style-name="T17">テスト密度　　：</text:span><text:span text:style-name="T17">411.2</text:span><text:span text:style-name="T17">（件数</text:span><text:span text:style-name="T17">/kstep</text:span><text:span text:style-name="T17">）</text:span></text:p>
          <text:p text:style-name="P16"><text:span text:style-name="T20">バグ密度　　　：</text:span><text:span text:style-name="T20">4.4</text:span><text:span text:style-name="T20">　</text:span><text:span text:style-name="T17">（件数</text:span><text:span text:style-name="T17">/kstep</text:span><text:span text:style-name="T17">）</text:span></text:p>
          <text:p text:style-name="P16"><text:span text:style-name="T17">残存バグ　　　：トラッキング機能の配達番号の一意制約回避処理の不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日程</text:span></text:p>
          </draw:text-box>
        </draw:frame>
        <draw:custom-shape draw:name="Text Box 27" draw:style-name="gr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0" draw:text-style-name="P20" draw:layer="layout" svg:width="24.999cm" svg:height="6.999cm" svg:x="2.791cm" svg:y="7.616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821cm" svg:height="5.643cm" svg:x="21.461cm" svg:y="8.365cm">
          <draw:image xlink:href="Pictures/10000000000000A000000140ECA55580.png" xlink:type="simple" xlink:show="embed" xlink:actuate="onLoad" draw:mime-type="image/png">
            <text:p/>
          </draw:image>
        </draw:frame>
        <draw:frame draw:style-name="gr12" draw:text-style-name="P21" draw:layer="layout" svg:width="1.541cm" svg:height="5.117cm" svg:x="25.108cm" svg:y="8.659cm">
          <draw:image xlink:href="Pictures/1000000000000048000001E09E912393.png" xlink:type="simple" xlink:show="embed" xlink:actuate="onLoad" draw:mime-type="image/png">
            <text:p/>
          </draw:image>
        </draw:frame>
        <draw:custom-shape draw:style-name="gr13" draw:text-style-name="P23" draw:layer="layout" svg:width="3.1cm" svg:height="1.458cm" svg:x="22.839cm" svg:y="5.849cm">
          <text:p text:style-name="P22"><text:span text:style-name="T23">作業時間</text:span></text:p>
          <draw:enhanced-geometry svg:viewBox="0 0 21600 21600" draw:type="rectangle" draw:enhanced-path="M 0 0 L 21600 0 21600 21600 0 21600 0 0 Z N"/>
        </draw:custom-shape>
        <draw:frame draw:style-name="gr14" draw:layer="layout" svg:width="13.852cm" svg:height="3.646cm" svg:x="2.499cm" svg:y="5.103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1" table:default-cell-style-name="ce2">
              <table:table-cell table:style-name="ce1"/>
              <table:table-cell>
                <text:p text:style-name="P24"><text:span text:style-name="T24">9</text:span></text:p>
              </table:table-cell>
              <table:table-cell>
                <text:p text:style-name="P24"><text:span text:style-name="T24">10</text:span></text:p>
              </table:table-cell>
              <table:table-cell>
                <text:p text:style-name="P24"><text:span text:style-name="T24">11</text:span></text:p>
              </table:table-cell>
              <table:table-cell>
                <text:p text:style-name="P24"><text:span text:style-name="T24">12</text:span></text:p>
              </table:table-cell>
              <table:table-cell>
                <text:p text:style-name="P24"><text:span text:style-name="T24">13</text:span></text:p>
              </table:table-cell>
              <table:table-cell>
                <text:p text:style-name="P24"><text:span text:style-name="T24">16</text:span></text:p>
              </table:table-cell>
              <table:table-cell>
                <text:p text:style-name="P24"><text:span text:style-name="T24">17</text:span></text:p>
              </table:table-cell>
              <table:table-cell>
                <text:p text:style-name="P24"><text:span text:style-name="T24">18</text:span></text:p>
              </table:table-cell>
              <table:table-cell>
                <text:p text:style-name="P24"><text:span text:style-name="T24">19</text:span></text:p>
              </table:table-cell>
              <table:table-cell>
                <text:p text:style-name="P24"><text:span text:style-name="T24">20</text:span></text:p>
              </table:table-cell>
              <table:table-cell>
                <text:p text:style-name="P24"><text:span text:style-name="T24">23</text:span></text:p>
              </table:table-cell>
              <table:table-cell>
                <text:p text:style-name="P24"><text:span text:style-name="T24">24</text:span></text:p>
              </table:table-cell>
              <table:table-cell>
                <text:p text:style-name="P24"><text:span text:style-name="T24">25</text:span></text:p>
              </table:table-cell>
              <table:table-cell>
                <text:p text:style-name="P24"><text:span text:style-name="T24">26</text:span></text:p>
              </table:table-cell>
            </table:table-row>
            <table:table-row table:style-name="ro1" table:default-cell-style-name="ce1">
              <table:table-cell table:style-name="ce3">
                <text:p text:style-name="P25"><text:span text:style-name="T25">設計</text:span></text:p>
              </table:table-cell>
              <table:table-cell table:style-name="ce4"/>
              <table:table-cell table:style-name="ce4"/>
              <table:table-cell table:style-name="ce4"/>
              <table:table-cell table:style-name="ce5"/>
              <table:table-cell table:style-name="ce5"/>
              <table:table-cell/>
              <table:table-cell/>
              <table:table-cell/>
              <table:table-cell/>
              <table:table-cell/>
              <table:table-cell/>
              <table:table-cell/>
              <table:table-cell/>
              <table:table-cell/>
            </table:table-row>
            <table:table-row table:style-name="ro1" table:default-cell-style-name="ce1">
              <table:table-cell table:style-name="ce6">
                <text:p text:style-name="P26"><text:span text:style-name="T25">開発</text:span></text:p>
              </table:table-cell>
              <table:table-cell/>
              <table:table-cell/>
              <table:table-cell table:style-name="ce7"/>
              <table:table-cell table:style-name="ce7"/>
              <table:table-cell table:style-name="ce7"/>
              <table:table-cell table:style-name="ce7"/>
              <table:table-cell table:style-name="ce7"/>
              <table:table-cell table:style-name="ce7"/>
              <table:table-cell/>
              <table:table-cell/>
              <table:table-cell/>
              <table:table-cell/>
              <table:table-cell/>
              <table:table-cell/>
            </table:table-row>
            <table:table-row table:style-name="ro2" table:default-cell-style-name="ce1">
              <table:table-cell table:style-name="ce6">
                <text:p text:style-name="P26"><text:span text:style-name="T25">テスト</text:span></text:p>
              </table:table-cell>
              <table:table-cell/>
              <table:table-cell/>
              <table:table-cell/>
              <table:table-cell/>
              <table:table-cell/>
              <table:table-cell/>
              <table:table-cell/>
              <table:table-cell/>
              <table:table-cell table:style-name="ce8"/>
              <table:table-cell table:style-name="ce8"/>
              <table:table-cell/>
              <table:table-cell/>
              <table:table-cell/>
              <table:table-cell/>
            </table:table-row>
          </table:table>
          <draw:image xlink:href="Pictures/TablePreview1.svm" xlink:type="simple" xlink:show="embed" xlink:actuate="onLoad"/>
        </draw:frame>
        <draw:frame draw:style-name="gr15" draw:text-style-name="P27" draw:layer="layout" svg:width="4.522cm" svg:height="1.673cm" svg:x="0.29cm" svg:y="3.445cm">
          <draw:text-box>
            <text:p><text:span text:style-name="T26">12/9~12/25</text:span></text:p>
          </draw:text-box>
        </draw:frame>
        <draw:line draw:style-name="gr16" draw:layer="layout" svg:x1="13.028cm" svg:y1="9.218cm" svg:x2="16.453cm" svg:y2="9.199cm">
          <text:p/>
        </draw:line>
        <draw:frame draw:style-name="gr17" draw:text-style-name="P28" draw:layer="layout" svg:width="5.715cm" svg:height="2.155cm" svg:x="11.892cm" svg:y="8.869cm">
          <draw:text-box>
            <text:p><text:span text:style-name="T27">成果報告準備</text:span></text:p>
          </draw:text-box>
        </draw:frame>
        <draw:frame draw:style-name="gr18" draw:text-style-name="P28" draw:layer="layout" svg:width="5.715cm" svg:height="1.693cm" svg:x="-0.114cm" svg:y="9.429cm">
          <draw:text-box>
            <text:p><text:span text:style-name="T28">作業工程表</text:span></text:p>
          </draw:text-box>
        </draw:frame>
        <draw:frame draw:style-name="gr19" draw:text-style-name="P21" draw:layer="layout" svg:width="19.934cm" svg:height="2.463cm" svg:x="0.847cm" svg:y="11.289cm">
          <draw:image xlink:href="Pictures/10000001000004F90000009D94797C9B.png" xlink:type="simple" xlink:show="embed" xlink:actuate="onLoad" draw:mime-type="image/png">
            <text:p/>
          </draw:image>
        </draw:frame>
        <draw:custom-shape draw:style-name="gr20" draw:text-style-name="P29" draw:layer="layout" svg:width="3.725cm" svg:height="1.379cm" svg:x="0.817cm" svg:y="9.582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6" presentation:class="page"/>
          <draw:frame presentation:style-name="pr3" draw:text-style-name="P30"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21"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2" draw:text-style-name="P17" draw:layer="layout" svg:width="24.999cm" svg:height="6.999cm" svg:x="0.886cm" svg:y="7.5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9.999cm" svg:height="9.715cm" svg:x="4.001cm" svg:y="4.219cm">
          <table:table>
            <table:table-column table:style-name="co3"/>
            <table:table-column table:style-name="co3"/>
            <table:table-row table:style-name="ro3" table:default-cell-style-name="ce9">
              <table:table-cell table:number-columns-spanned="2">
                <text:p text:style-name="P32"><text:span text:style-name="T29">機能名</text:span></text:p>
              </table:table-cell>
              <table:covered-table-cell/>
            </table:table-row>
            <table:table-row table:style-name="ro4">
              <table:table-cell table:style-name="ce10">
                <text:p text:style-name="P33"><text:span text:style-name="T30">ログイン</text:span><text:span text:style-name="T31">機能</text:span></text:p>
              </table:table-cell>
              <table:table-cell table:style-name="ce11">
                <text:p text:style-name="P34"><text:span text:style-name="T31">商品購入機能</text:span></text:p>
              </table:table-cell>
            </table:table-row>
            <table:table-row table:style-name="ro4">
              <table:table-cell table:style-name="ce10">
                <text:p text:style-name="P35"><text:span text:style-name="T31">トップ画面表示機能</text:span></text:p>
              </table:table-cell>
              <table:table-cell table:style-name="ce11">
                <text:p text:style-name="P34"><text:span text:style-name="T31">注文一覧・詳細表示機能</text:span></text:p>
              </table:table-cell>
            </table:table-row>
            <table:table-row table:style-name="ro5">
              <table:table-cell table:style-name="ce10">
                <text:p text:style-name="P35"><text:span text:style-name="T30">商品一覧表示</text:span><text:span text:style-name="T31">機能（並び替え）</text:span></text:p>
              </table:table-cell>
              <table:table-cell table:style-name="ce11">
                <text:p text:style-name="P34"><text:span text:style-name="T31">会員登録、変更、退会機能</text:span></text:p>
              </table:table-cell>
            </table:table-row>
            <table:table-row table:style-name="ro6">
              <table:table-cell table:style-name="ce10">
                <text:p text:style-name="P35"><text:span text:style-name="T31">カテゴリ検索機能</text:span></text:p>
              </table:table-cell>
              <table:table-cell table:style-name="ce12">
                <text:p text:style-name="P36"><text:span text:style-name="T32">会員詳細表示機能</text:span></text:p>
              </table:table-cell>
            </table:table-row>
            <table:table-row table:style-name="ro7">
              <table:table-cell table:style-name="ce10">
                <text:p text:style-name="P35"><text:span text:style-name="T31">商品詳細表示機能</text:span></text:p>
              </table:table-cell>
              <table:table-cell table:style-name="ce13">
                <text:p text:style-name="P37"><text:span text:style-name="T33">価格別検索（</text:span><text:span text:style-name="T34">スライダー方式）</text:span></text:p>
              </table:table-cell>
            </table:table-row>
            <table:table-row table:style-name="ro8">
              <table:table-cell table:style-name="ce11">
                <text:p text:style-name="P34"><text:span text:style-name="T31">買い物かご機能</text:span></text:p>
              </table:table-cell>
              <table:table-cell table:style-name="ce13">
                <text:p text:style-name="P37"><text:span text:style-name="T34">トラッキング機能（グラフ表示方式）</text:span></text:p>
              </table:table-cell>
            </table:table-row>
          </table:table>
          <draw:image xlink:href="Pictures/TablePreview2.svm" xlink:type="simple" xlink:show="embed" xlink:actuate="onLoad"/>
        </draw:frame>
        <presentation:notes draw:style-name="dp2">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38"><text:span text:style-name="T35">4. </text:span><text:span text:style-name="T35">実装機能</text:span><text:span text:style-name="T36">(</text:span><text:span text:style-name="T36">ログイン機能</text:span><text:span text:style-name="T37">）</text:span></text:p>
          </draw:text-box>
        </draw:frame>
        <draw:custom-shape draw:name="Text Box 45" draw:style-name="gr23"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24" draw:text-style-name="P17" draw:layer="layout" svg:width="24.999cm" svg:height="6.999cm" svg:x="0.886cm" svg:y="7.5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1.533cm" svg:height="8.42cm" svg:x="2.848cm" svg:y="5.836cm">
          <draw:image xlink:href="Pictures/10000001000005AF00000239D6E5D6FF.png" xlink:type="simple" xlink:show="embed" xlink:actuate="onLoad" draw:mime-type="image/png">
            <text:p/>
          </draw:image>
        </draw:frame>
        <draw:custom-shape draw:style-name="gr25" draw:text-style-name="P21" draw:layer="layout" svg:width="4.001cm" svg:height="1.707cm" svg:x="12.664cm" svg:y="9.373cm">
          <text:p/>
          <draw:enhanced-geometry svg:viewBox="0 0 21600 21600" draw:mirror-vertical="true" draw:type="rectangle" draw:enhanced-path="M 0 0 L 21600 0 21600 21600 0 21600 0 0 Z N"/>
        </draw:custom-shape>
        <draw:frame draw:style-name="gr26" draw:text-style-name="P39" draw:layer="layout" svg:width="8.945cm" svg:height="1.182cm" svg:x="17.44cm" svg:y="1.122cm">
          <draw:text-box>
            <text:p><text:span text:style-name="T38">担当者：金行</text:span></text:p>
          </draw:text-box>
        </draw:fram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トップ画面・商品一覧表示、カテゴリ検索機能</text:span><text:span text:style-name="T40">）</text:span></text:p>
          </draw:text-box>
        </draw:frame>
        <draw:custom-shape draw:name="Text Box 40" draw:style-name="gr2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28" draw:text-style-name="P20" draw:layer="layout" svg:width="24.999cm" svg:height="6.999cm" svg:x="2.791cm" svg:y="7.616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8" draw:layer="layout" svg:width="6.447cm" svg:height="1.424cm" svg:x="1.502cm" svg:y="4.042cm">
          <draw:text-box>
            <text:p><text:span text:style-name="T41">一般会員、非会員</text:span></text:p>
          </draw:text-box>
        </draw:frame>
        <draw:custom-shape draw:style-name="gr30" draw:text-style-name="P40"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1" draw:text-style-name="P21" draw:layer="layout" svg:width="15.097cm" svg:height="9.262cm" svg:x="12.533cm" svg:y="3.66cm">
          <draw:image xlink:href="Pictures/10000000000005C2000002AF31391E94.png" xlink:type="simple" xlink:show="embed" xlink:actuate="onLoad" draw:mime-type="image/png">
            <text:p/>
          </draw:image>
        </draw:frame>
        <draw:custom-shape draw:style-name="gr31" draw:text-style-name="P21" draw:layer="layout" svg:width="1.763cm" svg:height="0.999cm" svg:x="1.152cm" svg:y="7.391cm">
          <text:p/>
          <draw:enhanced-geometry svg:viewBox="0 0 21600 21600" draw:type="rectangle" draw:enhanced-path="M 0 0 L 21600 0 21600 21600 0 21600 0 0 Z N"/>
        </draw:custom-shape>
        <draw:custom-shape draw:style-name="gr32" draw:text-style-name="P21" draw:layer="layout" svg:width="3.006cm" svg:height="1.614cm" svg:x="12.777cm" svg:y="6.555cm">
          <text:p/>
          <draw:enhanced-geometry svg:viewBox="0 0 21600 21600" draw:type="rectangle" draw:enhanced-path="M 0 0 L 21600 0 21600 21600 0 21600 0 0 Z N"/>
        </draw:custom-shape>
        <draw:custom-shape draw:style-name="gr33" draw:text-style-name="P21" draw:layer="layout" svg:width="2.302cm" svg:height="0.999cm" svg:x="16.061cm" svg:y="7.744cm">
          <text:p/>
          <draw:enhanced-geometry svg:viewBox="0 0 21600 21600" draw:type="rectangle" draw:enhanced-path="M 0 0 L 21600 0 21600 21600 0 21600 0 0 Z N"/>
        </draw:custom-shape>
        <draw:custom-shape draw:style-name="gr33" draw:text-style-name="P21" draw:layer="layout" svg:width="2.302cm" svg:height="0.999cm" svg:x="16.061cm" svg:y="7.744cm">
          <text:p/>
          <draw:enhanced-geometry svg:viewBox="0 0 21600 21600" draw:type="rectangle" draw:enhanced-path="M 0 0 L 21600 0 21600 21600 0 21600 0 0 Z N"/>
        </draw:custom-shape>
        <draw:custom-shape draw:style-name="gr34" draw:text-style-name="P21" draw:layer="layout" svg:width="2.302cm" svg:height="0.999cm" svg:x="3.603cm" svg:y="8.505cm">
          <text:p/>
          <draw:enhanced-geometry svg:viewBox="0 0 21600 21600" draw:type="rectangle" draw:enhanced-path="M 0 0 L 21600 0 21600 21600 0 21600 0 0 Z N"/>
        </draw:custom-shape>
        <draw:custom-shape draw:style-name="gr32" draw:text-style-name="P21" draw:layer="layout" svg:width="3.006cm" svg:height="1.614cm" svg:x="16.602cm" svg:y="4.68cm">
          <text:p/>
          <draw:enhanced-geometry svg:viewBox="0 0 21600 21600" draw:type="rectangle" draw:enhanced-path="M 0 0 L 21600 0 21600 21600 0 21600 0 0 Z N"/>
        </draw:custom-shape>
        <draw:custom-shape draw:style-name="gr34" draw:text-style-name="P21" draw:layer="layout" svg:width="2.302cm" svg:height="0.999cm" svg:x="16.061cm" svg:y="7.744cm">
          <text:p/>
          <draw:enhanced-geometry svg:viewBox="0 0 21600 21600" draw:type="rectangle" draw:enhanced-path="M 0 0 L 21600 0 21600 21600 0 21600 0 0 Z N"/>
        </draw:custom-shape>
        <draw:frame draw:style-name="gr26" draw:text-style-name="P39" draw:layer="layout" svg:width="8.945cm" svg:height="1.182cm" svg:x="17.642cm" svg:y="2.256cm">
          <draw:text-box>
            <text:p><text:span text:style-name="T38">担当者：堀川</text:span></text:p>
          </draw:text-box>
        </draw:frame>
        <presentation:notes draw:style-name="dp2">
          <draw:page-thumbnail draw:style-name="gr2" draw:layer="layout" svg:width="17cm" svg:height="9.56cm" svg:x="2cm" svg:y="2.5cm" draw:page-number="9" presentation:class="page"/>
          <draw:frame presentation:style-name="pr3" draw:text-style-name="P30" draw:layer="layout" svg:width="17cm" svg:height="14cm" svg:x="2cm" svg:y="13cm" presentation:class="notes" presentation:placeholder="true">
            <draw:text-box/>
          </draw:frame>
        </presentation:notes>
      </draw:page>
      <draw:page draw:name="page10"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42">4. </text:span><text:span text:style-name="T42">実装機能</text:span><text:span text:style-name="T36">(</text:span><text:span text:style-name="T36">商品詳細表示機能</text:span><text:span text:style-name="T40">）</text:span></text:p>
          </draw:text-box>
        </draw:frame>
        <draw:custom-shape draw:name="Text Box 43" draw:style-name="gr3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6" draw:text-style-name="P17" draw:layer="layout" svg:width="24.999cm" svg:height="6.999cm" svg:x="2.791cm" svg:y="7.616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8" draw:layer="layout" svg:width="6.447cm" svg:height="1.424cm" svg:x="1.503cm" svg:y="4.042cm">
          <draw:text-box>
            <text:p><text:span text:style-name="T41">非会員、一般会員</text:span></text:p>
          </draw:text-box>
        </draw:frame>
        <draw:custom-shape draw:style-name="gr30" draw:text-style-name="P40"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3.277cm" svg:height="2.365cm" svg:x="0.173cm" svg:y="5.716cm">
          <draw:image xlink:href="Pictures/10000001000003B7000000AF494C57BF.png" xlink:type="simple" xlink:show="embed" xlink:actuate="onLoad" draw:mime-type="image/png">
            <text:p/>
          </draw:image>
        </draw:frame>
        <draw:frame draw:style-name="gr11" draw:text-style-name="P21" draw:layer="layout" svg:width="12.738cm" svg:height="1.519cm" svg:x="0.462cm" svg:y="8.177cm">
          <draw:image xlink:href="Pictures/10000001000003900000006D6E6EA53A.png" xlink:type="simple" xlink:show="embed" xlink:actuate="onLoad" draw:mime-type="image/png">
            <text:p/>
          </draw:image>
        </draw:frame>
        <draw:frame draw:style-name="gr11" draw:text-style-name="P21" draw:layer="layout" svg:width="13.226cm" svg:height="7.871cm" svg:x="14.461cm" svg:y="4.771cm">
          <draw:image xlink:href="Pictures/10000001000003B2000002334F6885F1.png" xlink:type="simple" xlink:show="embed" xlink:actuate="onLoad" draw:mime-type="image/png">
            <text:p/>
          </draw:image>
        </draw:frame>
        <draw:custom-shape draw:style-name="gr37" draw:text-style-name="P41"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21" draw:layer="layout" svg:width="4.464cm" svg:height="1.136cm" svg:x="4.157cm" svg:y="8.351cm">
          <text:p/>
          <draw:enhanced-geometry svg:viewBox="0 0 21600 21600" draw:type="rectangle" draw:enhanced-path="M 0 0 L 21600 0 21600 21600 0 21600 0 0 Z N"/>
        </draw:custom-shape>
        <draw:frame draw:style-name="gr39" draw:text-style-name="P42" draw:layer="layout" svg:width="5.407cm" svg:height="1.039cm" svg:x="8.562cm" svg:y="10.314cm">
          <draw:text-box>
            <text:p><text:span text:style-name="T43">リンクをクリック</text:span></text:p>
          </draw:text-box>
        </draw:frame>
        <draw:line draw:style-name="gr40" draw:text-style-name="P43" draw:layer="layout" svg:x1="8.313cm" svg:y1="9.082cm" svg:x2="9.352cm" svg:y2="10.64cm">
          <text:p/>
        </draw:line>
        <draw:frame draw:style-name="gr11" draw:text-style-name="P21" draw:layer="layout" svg:width="7.488cm" svg:height="2.136cm" svg:x="0.786cm" svg:y="12.302cm">
          <draw:image xlink:href="Pictures/10000001000003B60000010FA0FA672B.png" xlink:type="simple" xlink:show="embed" xlink:actuate="onLoad" draw:mime-type="image/png">
            <text:p/>
          </draw:image>
        </draw:frame>
        <draw:frame draw:style-name="gr11" draw:text-style-name="P21" draw:layer="layout" svg:width="10.607cm" svg:height="0.95cm" svg:x="0.284cm" svg:y="11.379cm">
          <draw:image xlink:href="Pictures/10000001000003A9000000549797C45F.png" xlink:type="simple" xlink:show="embed" xlink:actuate="onLoad" draw:mime-type="image/png">
            <text:p/>
          </draw:image>
        </draw:frame>
        <draw:custom-shape draw:style-name="gr41" draw:text-style-name="P21" draw:layer="layout" svg:width="4.022cm" svg:height="2.309cm" svg:x="0.731cm" svg:y="12.2cm">
          <text:p/>
          <draw:enhanced-geometry svg:viewBox="0 0 21600 21600" draw:type="rectangle" draw:enhanced-path="M 0 0 L 21600 0 21600 21600 0 21600 0 0 Z N"/>
        </draw:custom-shape>
        <draw:line draw:style-name="gr40" draw:text-style-name="P43" draw:layer="layout" svg:x1="4.062cm" svg:y1="13.393cm" svg:x2="9.217cm" svg:y2="14.143cm">
          <text:p/>
        </draw:line>
        <draw:frame draw:style-name="gr39" draw:text-style-name="P42" draw:layer="layout" svg:width="5.407cm" svg:height="1.039cm" svg:x="8.428cm" svg:y="13.74cm">
          <draw:text-box>
            <text:p><text:span text:style-name="T43">写真をクリック</text:span></text:p>
          </draw:text-box>
        </draw:frame>
        <draw:frame draw:style-name="gr39" draw:text-style-name="P42" draw:layer="layout" svg:width="5.407cm" svg:height="1.039cm" svg:x="-0.749cm" svg:y="10.469cm">
          <draw:text-box>
            <text:p><text:span text:style-name="T43">（トップ画面）</text:span></text:p>
          </draw:text-box>
        </draw:frame>
        <draw:frame draw:style-name="gr26" draw:text-style-name="P39" draw:layer="layout" svg:width="8.945cm" svg:height="1.182cm" svg:x="17.44cm" svg:y="1.122cm">
          <draw:text-box>
            <text:p><text:span text:style-name="T38">担当者：齋藤</text:span></text:p>
          </draw:text-box>
        </draw:frame>
        <presentation:notes draw:style-name="dp2">
          <draw:page-thumbnail draw:style-name="gr2" draw:layer="layout" svg:width="17cm" svg:height="9.56cm" svg:x="2cm" svg:y="2.5cm" draw:page-number="10" presentation:class="page"/>
          <draw:frame presentation:style-name="pr3" draw:text-style-name="P30" draw:layer="layout" svg:width="17cm" svg:height="14cm" svg:x="2cm" svg:y="13cm" presentation:class="notes" presentation:placeholder="true">
            <draw:text-box/>
          </draw:frame>
        </presentation:notes>
      </draw:page>
      <draw:page draw:name="page1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買い物かご機能</text:span><text:span text:style-name="T40">）</text:span></text:p>
          </draw:text-box>
        </draw:frame>
        <draw:custom-shape draw:name="Text Box 11" draw:style-name="gr42"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3" draw:text-style-name="P17" draw:layer="layout" svg:width="24.999cm" svg:height="6.999cm" svg:x="2.791cm" svg:y="7.616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44" draw:layer="layout" svg:width="4.174cm" svg:height="1.309cm" svg:x="1.812cm" svg:y="3.739cm">
          <text:p text:style-name="P29">一般会員</text:p>
          <draw:enhanced-geometry svg:viewBox="0 0 21600 21600" draw:mirror-horizontal="false" draw:mirror-vertical="false" draw:type="rectangle" draw:enhanced-path="M 0 0 L 21600 0 21600 21600 0 21600 0 0 Z N"/>
        </draw:custom-shape>
        <draw:frame draw:style-name="gr11" draw:text-style-name="P21" draw:layer="layout" svg:width="15.661cm" svg:height="9.073cm" svg:x="10.874cm" svg:y="5.004cm">
          <draw:image xlink:href="Pictures/100000010000046E000002911A746611.png" xlink:type="simple" xlink:show="embed" xlink:actuate="onLoad" draw:mime-type="image/png">
            <text:p/>
          </draw:image>
        </draw:frame>
        <draw:frame draw:style-name="gr45" draw:text-style-name="P21" draw:layer="layout" svg:width="7.66cm" svg:height="9.175cm" svg:x="1.515cm" svg:y="5.238cm">
          <draw:image xlink:href="Pictures/100000010000046A000002D46266E9C6.png" xlink:type="simple" xlink:show="embed" xlink:actuate="onLoad" draw:mime-type="image/png">
            <text:p/>
          </draw:image>
        </draw:frame>
        <draw:custom-shape draw:style-name="gr46" draw:layer="layout" svg:width="2.716cm" svg:height="3.324cm" svg:x="8.455cm" svg:y="8.1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text-style-name="P45" draw:layer="layout" svg:width="16.377cm" svg:height="0.95cm" svg:x="6.61cm" svg:y="3.925cm">
          <draw:text-box>
            <text:p><text:span text:style-name="T44">買い物かご内の商品の確認、商品の追加・削除・全削除</text:span></text:p>
          </draw:text-box>
        </draw:frame>
        <draw:custom-shape draw:style-name="gr48" draw:text-style-name="P21" draw:layer="layout" svg:width="4.258cm" svg:height="1.277cm" svg:x="15.604cm" svg:y="12.577cm">
          <text:p/>
          <draw:enhanced-geometry svg:viewBox="0 0 21600 21600" draw:type="rectangle" draw:enhanced-path="M 0 0 L 21600 0 21600 21600 0 21600 0 0 Z N"/>
        </draw:custom-shape>
        <draw:custom-shape draw:style-name="gr49" draw:text-style-name="P21" draw:layer="layout" svg:width="1.942cm" svg:height="1.148cm" svg:x="18.195cm" svg:y="8.572cm">
          <text:p/>
          <draw:enhanced-geometry svg:viewBox="0 0 21600 21600" draw:type="rectangle" draw:enhanced-path="M 0 0 L 21600 0 21600 21600 0 21600 0 0 Z N"/>
        </draw:custom-shape>
        <draw:custom-shape draw:style-name="gr50" draw:text-style-name="P21" draw:layer="layout" svg:width="3.963cm" svg:height="1.377cm" svg:x="2.467cm" svg:y="12.881cm">
          <text:p/>
          <draw:enhanced-geometry svg:viewBox="0 0 21600 21600" draw:mirror-vertical="true" draw:type="rectangle" draw:enhanced-path="M 0 0 L 21600 0 21600 21600 0 21600 0 0 Z N"/>
        </draw:custom-shape>
        <draw:frame draw:style-name="gr26" draw:text-style-name="P39" draw:layer="layout" svg:width="8.945cm" svg:height="1.182cm" svg:x="17.439cm" svg:y="1.121cm">
          <draw:text-box>
            <text:p><text:span text:style-name="T38">担当者：鵜澤</text:span></text:p>
          </draw:text-box>
        </draw:frame>
        <draw:custom-shape draw:style-name="gr51" draw:text-style-name="P29" draw:layer="layout" svg:width="2.204cm" svg:height="2.113cm" svg:x="8.893cm" svg:y="8.4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7cm" svg:height="9.56cm" svg:x="2cm" svg:y="2.5cm" draw:page-number="11" presentation:class="page"/>
          <draw:frame presentation:style-name="pr3" draw:text-style-name="P5" draw:layer="layout" svg:width="17cm" svg:height="14cm" svg:x="2cm" svg:y="13cm" presentation:class="notes" presentation:placeholder="true">
            <draw:text-box/>
          </draw:frame>
        </presentation:notes>
      </draw:page>
      <draw:page draw:name="page1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会員登録・変更・削除機能</text:span><text:span text:style-name="T40">）</text:span></text:p>
          </draw:text-box>
        </draw:frame>
        <draw:custom-shape draw:name="Text Box 42" draw:style-name="gr52" draw:text-style-name="P20" draw:layer="layout" svg:width="24.999cm" svg:height="6.999cm" svg:x="2.791cm" svg:y="7.616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4.933cm" svg:height="1.143cm" svg:x="6.978cm" svg:y="4.125cm">
          <draw:image xlink:href="Pictures/10000001000000CF000000306E87C226.png" xlink:type="simple" xlink:show="embed" xlink:actuate="onLoad" draw:mime-type="image/png">
            <text:p/>
          </draw:image>
        </draw:frame>
        <draw:frame draw:style-name="gr11" draw:text-style-name="P21" draw:layer="layout" svg:width="6.996cm" svg:height="8.635cm" svg:x="2.625cm" svg:y="5.681cm">
          <draw:image xlink:href="Pictures/100000010000025A000002E7ECA21561.png" xlink:type="simple" xlink:show="embed" xlink:actuate="onLoad" draw:mime-type="image/png">
            <text:p/>
          </draw:image>
        </draw:frame>
        <draw:frame draw:style-name="gr11" draw:text-style-name="P21" draw:layer="layout" svg:width="8.845cm" svg:height="8.222cm" svg:x="14.137cm" svg:y="5.759cm">
          <draw:image xlink:href="Pictures/100000010000021C000001F687E47C92.png" xlink:type="simple" xlink:show="embed" xlink:actuate="onLoad" draw:mime-type="image/png">
            <text:p/>
          </draw:image>
        </draw:frame>
        <draw:custom-shape draw:style-name="gr53" draw:text-style-name="P40" draw:layer="layout" svg:width="4.604cm" svg:height="1.107cm" svg:x="17.088cm" svg:y="12.263cm">
          <text:p/>
          <draw:enhanced-geometry svg:viewBox="0 0 21600 21600" draw:type="rectangle" draw:enhanced-path="M 0 0 L 21600 0 21600 21600 0 21600 0 0 Z N"/>
        </draw:custom-shape>
        <draw:frame draw:style-name="gr1" draw:text-style-name="P46" draw:layer="layout" svg:width="2.407cm" svg:height="1.012cm" svg:x="1.3cm" svg:y="4.142cm">
          <draw:text-box>
            <text:p><text:span text:style-name="T41">非会員</text:span></text:p>
          </draw:text-box>
        </draw:frame>
        <draw:custom-shape draw:style-name="gr54" draw:text-style-name="P40" draw:layer="layout" svg:width="2.502cm" svg:height="0.923cm" svg:x="1.189cm" svg:y="4.157cm">
          <text:p/>
          <draw:enhanced-geometry svg:viewBox="0 0 21600 21600" draw:type="rectangle" draw:enhanced-path="M 0 0 L 21600 0 21600 21600 0 21600 0 0 Z N"/>
        </draw:custom-shape>
        <draw:custom-shape draw:style-name="gr55" draw:text-style-name="P40" draw:layer="layout" svg:width="2.543cm" svg:height="1.067cm" svg:x="9.163cm" svg:y="4.205cm">
          <text:p/>
          <draw:enhanced-geometry svg:viewBox="0 0 21600 21600" draw:type="rectangle" draw:enhanced-path="M 0 0 L 21600 0 21600 21600 0 21600 0 0 Z N"/>
        </draw:custom-shape>
        <draw:custom-shape draw:style-name="gr56" draw:text-style-name="P47" draw:layer="layout" svg:width="0.779cm" svg:height="1.703cm" svg:x="9.98cm" svg:y="5.826cm">
          <text:p/>
          <draw:enhanced-geometry svg:viewBox="0 0 841 854" draw:mirror-horizontal="true" draw:mirror-vertical="false" draw:type="non-primitive" draw:enhanced-path="M 517 247 L 517 415 264 415 264 0 0 0 0 680 517 680 517 854 841 547 517 247 Z N"/>
        </draw:custom-shape>
        <draw:frame draw:style-name="gr11" draw:text-style-name="P21" draw:layer="layout" svg:width="5.21cm" svg:height="1.174cm" svg:x="21.425cm" svg:y="4.222cm">
          <draw:image xlink:href="Pictures/10000001000000DF00000031644B8F02.png" xlink:type="simple" xlink:show="embed" xlink:actuate="onLoad" draw:mime-type="image/png">
            <text:p/>
          </draw:image>
        </draw:frame>
        <draw:custom-shape draw:style-name="gr57" draw:text-style-name="P40" draw:layer="layout" svg:width="3.135cm" svg:height="1.067cm" svg:x="21.408cm" svg:y="4.229cm">
          <text:p/>
          <draw:enhanced-geometry svg:viewBox="0 0 21600 21600" draw:type="rectangle" draw:enhanced-path="M 0 0 L 21600 0 21600 21600 0 21600 0 0 Z N"/>
        </draw:custom-shape>
        <draw:custom-shape draw:style-name="gr56" draw:text-style-name="P47" draw:layer="layout" svg:width="0.779cm" svg:height="1.703cm" svg:x="23.64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6" draw:layer="layout" svg:width="3.042cm" svg:height="0.949cm" svg:x="14.326cm" svg:y="4.218cm">
          <draw:text-box>
            <text:p><text:span text:style-name="T41">一般会員</text:span></text:p>
          </draw:text-box>
        </draw:frame>
        <draw:custom-shape draw:style-name="gr58" draw:text-style-name="P40" draw:layer="layout" svg:width="2.953cm" svg:height="0.986cm" svg:x="14.493cm" svg:y="4.179cm">
          <text:p/>
          <draw:enhanced-geometry svg:viewBox="0 0 21600 21600" draw:type="rectangle" draw:enhanced-path="M 0 0 L 21600 0 21600 21600 0 21600 0 0 Z N"/>
        </draw:custom-shape>
        <draw:frame draw:style-name="gr26" draw:text-style-name="P39" draw:layer="layout" svg:width="8.945cm" svg:height="1.182cm" svg:x="17.44cm" svg:y="1.121cm">
          <draw:text-box>
            <text:p><text:span text:style-name="T38">担当者：山﨑</text:span></text:p>
          </draw:text-box>
        </draw:frame>
        <presentation:notes draw:style-name="dp2">
          <draw:page-thumbnail draw:style-name="gr2" draw:layer="layout" svg:width="17cm" svg:height="9.56cm" svg:x="2cm" svg:y="2.5cm" draw:page-number="12" presentation:class="page"/>
          <draw:frame presentation:style-name="pr3" draw:text-style-name="P30" draw:layer="layout" svg:width="17cm" svg:height="14cm" svg:x="2cm" svg:y="13cm" presentation:class="notes" presentation:placeholder="true">
            <draw:text-box/>
          </draw:frame>
        </presentation:notes>
      </draw:page>
      <draw:page draw:name="page1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text:span><text:span text:style-name="T40">機能）</text:span></text:p>
          </draw:text-box>
        </draw:frame>
        <draw:custom-shape draw:name="Text Box 47" draw:style-name="gr5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60" draw:text-style-name="P20" draw:layer="layout" svg:width="24.999cm" svg:height="6.999cm" svg:x="2.866cm" svg:y="7.767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7.351cm" svg:height="6.354cm" svg:x="2.996cm" svg:y="3.512cm">
          <draw:image xlink:href="Pictures/10000001000002D300000271A205BF07.png" xlink:type="simple" xlink:show="embed" xlink:actuate="onLoad" draw:mime-type="image/png">
            <text:p/>
          </draw:image>
        </draw:frame>
        <draw:frame draw:style-name="gr11" draw:text-style-name="P21" draw:layer="layout" svg:width="4.286cm" svg:height="4.545cm" svg:x="9.254cm" svg:y="9.546cm">
          <draw:image xlink:href="Pictures/100000010000017D000001943DF67669.png" xlink:type="simple" xlink:show="embed" xlink:actuate="onLoad" draw:mime-type="image/png">
            <text:p/>
          </draw:image>
        </draw:frame>
        <draw:frame draw:style-name="gr11" draw:text-style-name="P21" draw:layer="layout" svg:width="9.995cm" svg:height="9.327cm" svg:x="14.01cm" svg:y="4.444cm">
          <draw:image xlink:href="Pictures/100000010000038300000347D1E16ACA.png" xlink:type="simple" xlink:show="embed" xlink:actuate="onLoad" draw:mime-type="image/png">
            <text:p/>
          </draw:image>
        </draw:frame>
        <draw:custom-shape draw:style-name="gr61" draw:text-style-name="P29"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62" draw:text-style-name="P29" draw:layer="layout" svg:width="1.107cm" svg:height="2.197cm" svg:x="12.531cm" svg:y="6.134cm">
          <text:p/>
          <draw:enhanced-geometry svg:viewBox="0 0 841 854" draw:mirror-horizontal="false" draw:mirror-vertical="true" draw:type="non-primitive" draw:enhanced-path="M 517 247 L 517 415 264 415 264 0 0 0 0 680 517 680 517 854 841 547 517 247 Z N"/>
        </draw:custom-shape>
        <draw:frame draw:style-name="gr29" draw:text-style-name="P28" draw:layer="layout" svg:width="6.447cm" svg:height="1.424cm" svg:x="20.6cm" svg:y="9.201cm">
          <draw:text-box>
            <text:p><text:span text:style-name="T41">確認画面</text:span></text:p>
          </draw:text-box>
        </draw:frame>
        <draw:custom-shape draw:style-name="gr63" draw:text-style-name="P40" draw:layer="layout" svg:width="4.06cm" svg:height="1.309cm" svg:x="8.769cm" svg:y="3.6cm">
          <text:p/>
          <draw:enhanced-geometry svg:viewBox="0 0 21600 21600" draw:type="rectangle" draw:enhanced-path="M 0 0 L 21600 0 21600 21600 0 21600 0 0 Z N"/>
        </draw:custom-shape>
        <draw:custom-shape draw:style-name="gr63" draw:text-style-name="P40" draw:layer="layout" svg:width="4.06cm" svg:height="1.309cm" svg:x="5.201cm" svg:y="12.603cm">
          <text:p/>
          <draw:enhanced-geometry svg:viewBox="0 0 21600 21600" draw:type="rectangle" draw:enhanced-path="M 0 0 L 21600 0 21600 21600 0 21600 0 0 Z N"/>
        </draw:custom-shape>
        <draw:custom-shape draw:style-name="gr63" draw:text-style-name="P40" draw:layer="layout" svg:width="4.06cm" svg:height="1.309cm" svg:x="21.793cm" svg:y="9.24cm">
          <text:p/>
          <draw:enhanced-geometry svg:viewBox="0 0 21600 21600" draw:type="rectangle" draw:enhanced-path="M 0 0 L 21600 0 21600 21600 0 21600 0 0 Z N"/>
        </draw:custom-shape>
        <draw:frame draw:style-name="gr29" draw:text-style-name="P28" draw:layer="layout" svg:width="6.447cm" svg:height="1.424cm" svg:x="7.52cm" svg:y="3.56cm">
          <draw:text-box>
            <text:p><text:span text:style-name="T41">住所入力</text:span></text:p>
          </draw:text-box>
        </draw:frame>
        <draw:frame draw:style-name="gr29" draw:text-style-name="P28" draw:layer="layout" svg:width="6.447cm" svg:height="1.424cm" svg:x="4.035cm" svg:y="12.603cm">
          <draw:text-box>
            <text:p><text:span text:style-name="T41">支払方法入力</text:span></text:p>
          </draw:text-box>
        </draw:frame>
        <draw:custom-shape draw:style-name="gr44" draw:text-style-name="P44" draw:layer="layout" svg:width="4.174cm" svg:height="1.309cm" svg:x="22.173cm" svg:y="3.563cm">
          <text:p text:style-name="P29">一般会員</text:p>
          <draw:enhanced-geometry svg:viewBox="0 0 21600 21600" draw:mirror-horizontal="false" draw:mirror-vertical="false" draw:type="rectangle" draw:enhanced-path="M 0 0 L 21600 0 21600 21600 0 21600 0 0 Z N"/>
        </draw:custom-shape>
        <draw:frame draw:style-name="gr64" draw:text-style-name="P39" draw:layer="layout" svg:width="8.945cm" svg:height="1.445cm" svg:x="17.438cm" svg:y="0.99cm">
          <draw:text-box>
            <text:p><text:span text:style-name="T38">担当者：</text:span><text:span text:style-name="T38">Connor</text:span></text:p>
          </draw:text-box>
        </draw:frame>
        <presentation:notes draw:style-name="dp2">
          <draw:page-thumbnail draw:style-name="gr2" draw:layer="layout" svg:width="17cm" svg:height="9.56cm" svg:x="2cm" svg:y="2.5cm" draw:page-number="13" presentation:class="page"/>
          <draw:frame presentation:style-name="pr3" draw:text-style-name="P30" draw:layer="layout" svg:width="17cm" svg:height="14cm" svg:x="2cm" svg:y="13cm" presentation:class="notes" presentation:placeholder="true">
            <draw:text-box/>
          </draw:frame>
        </presentation:notes>
      </draw:page>
      <draw:page draw:name="page14" draw:style-name="dp1" draw:master-page-name="Midnightblue" presentation:presentation-page-layout-name="AL1T1">
        <draw:frame draw:style-name="gr11" draw:text-style-name="P21" draw:layer="layout" svg:width="13.596cm" svg:height="4.625cm" svg:x="0.534cm" svg:y="6.384cm">
          <draw:image xlink:href="Pictures/100000010000045D0000017CFEFB28E8.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一覧・詳細画面機能</text:span><text:span text:style-name="T40">）</text:span></text:p>
          </draw:text-box>
        </draw:frame>
        <draw:frame draw:style-name="gr11" draw:text-style-name="P21" draw:layer="layout" svg:width="13.029cm" svg:height="7.524cm" svg:x="14.328cm" svg:y="6.266cm">
          <draw:image xlink:href="Pictures/10000001000004560000028192351147.png" xlink:type="simple" xlink:show="embed" xlink:actuate="onLoad" draw:mime-type="image/png">
            <text:p/>
          </draw:image>
        </draw:frame>
        <draw:custom-shape draw:style-name="gr65" draw:text-style-name="P40" draw:layer="layout" svg:width="1.975cm" svg:height="0.759cm" svg:x="2.007cm" svg:y="10.253cm">
          <text:p/>
          <draw:enhanced-geometry svg:viewBox="0 0 21600 21600" draw:type="rectangle" draw:enhanced-path="M 0 0 L 21600 0 21600 21600 0 21600 0 0 Z N"/>
        </draw:custom-shape>
        <draw:custom-shape draw:style-name="gr66" draw:text-style-name="P29" draw:layer="layout" svg:width="3.339cm" svg:height="1.928cm" svg:x="10.408cm" svg:y="11.75cm">
          <text:p/>
          <draw:enhanced-geometry svg:viewBox="0 0 841 854" draw:mirror-horizontal="false" draw:mirror-vertical="false" draw:type="non-primitive" draw:enhanced-path="M 517 247 L 517 415 264 415 264 0 0 0 0 680 517 680 517 854 841 547 517 247 Z N"/>
        </draw:custom-shape>
        <draw:custom-shape draw:style-name="gr44" draw:text-style-name="P44" draw:layer="layout" svg:width="4.174cm" svg:height="1.309cm" svg:x="1.534cm" svg:y="3.688cm">
          <text:p text:style-name="P29">一般会員</text:p>
          <draw:enhanced-geometry svg:viewBox="0 0 21600 21600" draw:mirror-horizontal="false" draw:mirror-vertical="false" draw:type="rectangle" draw:enhanced-path="M 0 0 L 21600 0 21600 21600 0 21600 0 0 Z N"/>
        </draw:custom-shape>
        <draw:frame draw:style-name="gr64" draw:text-style-name="P39"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4" presentation:class="page"/>
          <draw:frame presentation:style-name="pr3" draw:text-style-name="P30" draw:layer="layout" svg:width="17cm" svg:height="14cm" svg:x="2cm" svg:y="13cm" presentation:class="notes" presentation:placeholder="true">
            <draw:text-box/>
          </draw:frame>
        </presentation:notes>
      </draw:page>
      <draw:page draw:name="page15"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40">トラッキング機能）</text:span></text:p>
          </draw:text-box>
        </draw:frame>
        <draw:custom-shape draw:name="Text Box 49" draw:style-name="gr6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68" draw:text-style-name="P20" draw:layer="layout" svg:width="24.999cm" svg:height="6.999cm" svg:x="2.791cm" svg:y="7.616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21" draw:layer="layout" svg:width="10.409cm" svg:height="2.314cm" svg:x="16.742cm" svg:y="11.397cm">
          <draw:image xlink:href="Pictures/10000001000004B4000002F49E3ACACF.png" xlink:type="simple" xlink:show="embed" xlink:actuate="onLoad" draw:mime-type="image/png">
            <text:p/>
          </draw:image>
        </draw:frame>
        <draw:frame draw:style-name="gr11" draw:text-style-name="P21" draw:layer="layout" svg:width="14.501cm" svg:height="2.969cm" svg:x="0.395cm" svg:y="11.139cm">
          <draw:image xlink:href="Pictures/100000010000040B000000D422FBB167.png" xlink:type="simple" xlink:show="embed" xlink:actuate="onLoad" draw:mime-type="image/png">
            <text:p/>
          </draw:image>
        </draw:frame>
        <draw:frame draw:style-name="gr29" draw:text-style-name="P48" draw:layer="layout" svg:width="6.447cm" svg:height="1.424cm" svg:x="18.103cm" svg:y="9.106cm">
          <draw:text-box>
            <text:p><text:span text:style-name="T45">運用管理者</text:span></text:p>
          </draw:text-box>
        </draw:frame>
        <draw:frame draw:style-name="gr29" draw:text-style-name="P28" draw:layer="layout" svg:width="6.447cm" svg:height="1.424cm" svg:x="4.235cm" svg:y="8.975cm">
          <draw:text-box>
            <text:p><text:span text:style-name="T41">一般会員</text:span></text:p>
          </draw:text-box>
        </draw:frame>
        <draw:custom-shape draw:style-name="gr70" draw:text-style-name="P40" draw:layer="layout" svg:width="4.349cm" svg:height="1.309cm" svg:x="19.288cm" svg:y="9.143cm">
          <text:p/>
          <draw:enhanced-geometry svg:viewBox="0 0 21600 21600" draw:type="rectangle" draw:enhanced-path="M 0 0 L 21600 0 21600 21600 0 21600 0 0 Z N"/>
        </draw:custom-shape>
        <draw:custom-shape draw:style-name="gr63" draw:text-style-name="P40" draw:layer="layout" svg:width="4.06cm" svg:height="1.309cm" svg:x="5.569cm" svg:y="8.994cm">
          <text:p/>
          <draw:enhanced-geometry svg:viewBox="0 0 21600 21600" draw:type="rectangle" draw:enhanced-path="M 0 0 L 21600 0 21600 21600 0 21600 0 0 Z N"/>
        </draw:custom-shape>
        <draw:frame draw:style-name="gr11" draw:text-style-name="P21" draw:layer="layout" svg:width="10.829cm" svg:height="1.886cm" svg:x="15.814cm" svg:y="5.333cm">
          <draw:image xlink:href="Pictures/10000001000002660000006B521D6E0A.png" xlink:type="simple" xlink:show="embed" xlink:actuate="onLoad" draw:mime-type="image/png">
            <text:p/>
          </draw:image>
        </draw:frame>
        <draw:custom-shape draw:style-name="gr63" draw:text-style-name="P40" draw:layer="layout" svg:width="4.06cm" svg:height="1.309cm" svg:x="5.487cm" svg:y="4.584cm">
          <text:p/>
          <draw:enhanced-geometry svg:viewBox="0 0 21600 21600" draw:type="rectangle" draw:enhanced-path="M 0 0 L 21600 0 21600 21600 0 21600 0 0 Z N"/>
        </draw:custom-shape>
        <draw:custom-shape draw:style-name="gr63" draw:text-style-name="P40" draw:layer="layout" svg:width="4.06cm" svg:height="1.309cm" svg:x="10.02cm" svg:y="3.538cm">
          <text:p/>
          <draw:enhanced-geometry svg:viewBox="0 0 21600 21600" draw:type="rectangle" draw:enhanced-path="M 0 0 L 21600 0 21600 21600 0 21600 0 0 Z N"/>
        </draw:custom-shape>
        <draw:custom-shape draw:style-name="gr63" draw:text-style-name="P40" draw:layer="layout" svg:width="4.06cm" svg:height="1.309cm" svg:x="6.102cm" svg:y="6.349cm">
          <text:p/>
          <draw:enhanced-geometry svg:viewBox="0 0 21600 21600" draw:type="rectangle" draw:enhanced-path="M 0 0 L 21600 0 21600 21600 0 21600 0 0 Z N"/>
        </draw:custom-shape>
        <draw:custom-shape draw:style-name="gr63" draw:text-style-name="P40" draw:layer="layout" svg:width="4.06cm" svg:height="1.309cm" svg:x="10.799cm" svg:y="7.476cm">
          <text:p/>
          <draw:enhanced-geometry svg:viewBox="0 0 21600 21600" draw:type="rectangle" draw:enhanced-path="M 0 0 L 21600 0 21600 21600 0 21600 0 0 Z N"/>
        </draw:custom-shape>
        <draw:line draw:style-name="gr71" draw:text-style-name="P43" draw:layer="layout" svg:x1="14.091cm" svg:y1="4.184cm" svg:x2="16.142cm" svg:y2="5.907cm">
          <text:p/>
        </draw:line>
        <draw:line draw:style-name="gr72" draw:text-style-name="P43" draw:layer="layout" svg:x1="9.517cm" svg:y1="5.189cm" svg:x2="15.629cm" svg:y2="6.174cm">
          <text:p/>
        </draw:line>
        <draw:line draw:style-name="gr73" draw:text-style-name="P43" draw:layer="layout" svg:x1="10.194cm" svg:y1="6.953cm" svg:x2="15.547cm" svg:y2="6.625cm">
          <text:p/>
        </draw:line>
        <draw:line draw:style-name="gr74" draw:text-style-name="P43" draw:layer="layout" svg:x1="14.87cm" svg:y1="8.184cm" svg:x2="16.039cm" svg:y2="7.015cm">
          <text:p/>
        </draw:line>
        <draw:frame draw:style-name="gr29" draw:text-style-name="P49" draw:layer="layout" svg:width="6.447cm" svg:height="1.424cm" svg:x="8.769cm" svg:y="3.498cm">
          <draw:text-box>
            <text:p><text:span text:style-name="T46">配達</text:span><text:span text:style-name="T46">ID</text:span></text:p>
          </draw:text-box>
        </draw:frame>
        <draw:frame draw:style-name="gr29" draw:text-style-name="P49" draw:layer="layout" svg:width="6.447cm" svg:height="1.424cm" svg:x="4.195cm" svg:y="4.544cm">
          <draw:text-box>
            <text:p><text:span text:style-name="T46">注文</text:span><text:span text:style-name="T46">ID</text:span></text:p>
          </draw:text-box>
        </draw:frame>
        <draw:frame draw:style-name="gr29" draw:text-style-name="P28" draw:layer="layout" svg:width="6.447cm" svg:height="1.424cm" svg:x="4.81cm" svg:y="6.349cm">
          <draw:text-box>
            <text:p><text:span text:style-name="T41">配達状況</text:span></text:p>
          </draw:text-box>
        </draw:frame>
        <draw:frame draw:style-name="gr29" draw:text-style-name="P28" draw:layer="layout" svg:width="6.447cm" svg:height="1.424cm" svg:x="9.65cm" svg:y="7.416cm">
          <draw:text-box>
            <text:p><text:span text:style-name="T41">配達番号</text:span></text:p>
          </draw:text-box>
        </draw:frame>
        <draw:frame draw:style-name="gr64" draw:text-style-name="P39"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5" presentation:class="page"/>
          <draw:frame presentation:style-name="pr3" draw:text-style-name="P30" draw:layer="layout" svg:width="17cm" svg:height="14cm" svg:x="2cm" svg:y="13cm" presentation:class="notes" presentation:placeholder="true">
            <draw:text-box/>
          </draw:frame>
        </presentation:notes>
      </draw:page>
      <draw:page draw:name="page16"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39">価格別検索</text:span><text:span text:style-name="T40">機能）</text:span></text:p>
          </draw:text-box>
        </draw:frame>
        <draw:custom-shape draw:name="Text Box 13" draw:style-name="gr7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76" draw:text-style-name="P17" draw:layer="layout" svg:width="24.999cm" svg:height="6.999cm" svg:x="2.791cm" svg:y="7.616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50" draw:layer="layout" svg:width="6.447cm" svg:height="1.424cm" svg:x="1.502cm" svg:y="4.042cm">
          <draw:text-box>
            <text:p><text:span text:style-name="T47">一般会員、非会員</text:span></text:p>
          </draw:text-box>
        </draw:frame>
        <draw:frame draw:style-name="gr11" draw:text-style-name="P21" draw:layer="layout" svg:width="22.987cm" svg:height="6.15cm" svg:x="2.663cm" svg:y="6.138cm">
          <draw:image xlink:href="Pictures/100000010000058C0000017C0A0A1CA8.png" xlink:type="simple" xlink:show="embed" xlink:actuate="onLoad" draw:mime-type="image/png">
            <text:p/>
          </draw:image>
        </draw:frame>
        <draw:custom-shape draw:style-name="gr77" draw:text-style-name="P40" draw:layer="layout" svg:width="5.291cm" svg:height="4.157cm" svg:x="2.964cm" svg:y="8.601cm">
          <text:p/>
          <draw:enhanced-geometry svg:viewBox="0 0 21600 21600" draw:type="rectangle" draw:enhanced-path="M 0 0 L 21600 0 21600 21600 0 21600 0 0 Z N"/>
        </draw:custom-shape>
        <draw:custom-shape draw:style-name="gr30" draw:text-style-name="P40" draw:layer="layout" svg:width="6.561cm" svg:height="1.309cm" svg:x="1.502cm" svg:y="4.157cm">
          <text:p/>
          <draw:enhanced-geometry svg:viewBox="0 0 21600 21600" draw:type="rectangle" draw:enhanced-path="M 0 0 L 21600 0 21600 21600 0 21600 0 0 Z N"/>
        </draw:custom-shape>
        <draw:frame draw:style-name="gr78" draw:text-style-name="P45" draw:layer="layout" svg:width="4.312cm" svg:height="0.95cm" svg:x="8.039cm" svg:y="13.409cm">
          <draw:text-box>
            <text:p><text:span text:style-name="T44">スライダー式</text:span></text:p>
          </draw:text-box>
        </draw:frame>
        <draw:frame draw:style-name="gr26" draw:text-style-name="P39" draw:layer="layout" svg:width="8.945cm" svg:height="1.182cm" svg:x="17.439cm" svg:y="1.122cm">
          <draw:text-box>
            <text:p><text:span text:style-name="T38">担当者：金行</text:span></text:p>
          </draw:text-box>
        </draw:frame>
        <draw:custom-shape draw:style-name="gr79" draw:text-style-name="P29" draw:layer="layout" svg:width="0.607cm" svg:height="2.973cm" draw:transform="rotate (0.948935514309317) translate (4.753cm 12.1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7cm" svg:height="9.56cm" svg:x="2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5. </text:span><text:span text:style-name="T1">デモンストレーション</text:span></text:p>
          </draw:text-box>
        </draw:frame>
        <draw:custom-shape draw:name="Text Box 4" draw:style-name="gr80" draw:text-style-name="P52" draw:layer="layout" svg:width="24.999cm" svg:height="1.192cm" svg:x="1.501cm" svg:y="8.5cm">
          <text:p text:style-name="P51"><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draw:page draw:name="page18" draw:style-name="dp1" draw:master-page-name="Midnightblue" presentation:presentation-page-layout-name="AL1T1">
        <draw:frame draw:style-name="gr11" draw:text-style-name="P21"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6. </text:span><text:span text:style-name="T1">苦労した点、工夫した点</text:span></text:p>
          </draw:text-box>
        </draw:frame>
        <draw:custom-shape draw:name="Text Box 7" draw:style-name="gr81" draw:text-style-name="P17" draw:layer="layout" svg:width="24.999cm" svg:height="1.432cm" svg:x="1.001cm" svg:y="4cm">
          <text:p text:style-name="P14"><text:span text:style-name="T15">【苦労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82" draw:text-style-name="P55" draw:layer="layout" svg:width="24.999cm" svg:height="3.861cm" svg:x="1cm" svg:y="5.432cm">
          <text:p text:style-name="P53"><text:span text:style-name="T49">　○</text:span><text:span text:style-name="T50">GitHub</text:span><text:span text:style-name="T50">を用いた開発バージョン管理</text:span></text:p>
          <text:p text:style-name="P54"><text:span text:style-name="T50">　初めて使ったメンバーがほとんどであり、</text:span></text:p>
          <text:p text:style-name="P54"><text:span text:style-name="T50">　ソフトの使い方や考え方の理解が不十分であったため、</text:span></text:p>
          <text:p text:style-name="P54"><text:span text:style-name="T50">　メインリポジトリからプルができない、</text:span></text:p>
          <text:p text:style-name="P54"><text:span text:style-name="T50">　プッシュ時にブランチの変更をしていなかったなどのトラブルがありました。</text:span></text:p>
          <text:p text:style-name="P54"><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83" draw:text-style-name="P17" draw:layer="layout" svg:width="24.999cm" svg:height="1.432cm" svg:x="1cm" svg:y="9.068cm">
          <text:p text:style-name="P14"><text:span text:style-name="T15">【工夫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4" draw:text-style-name="P55" draw:layer="layout" svg:width="23.999cm" svg:height="3.268cm" draw:transform="skewX (0.00366519142918809) rotate (0.00366519142918809) translate (1.501cm 10.588cm)">
          <text:p text:style-name="P54"><text:span text:style-name="T51">○</text:span><text:span text:style-name="T51">管理者を決め、ルールを作る</text:span></text:p>
          <text:p text:style-name="P54"><text:span text:style-name="T50">GitHub</text:span><text:span text:style-name="T51">の使用経験がある</text:span><text:span text:style-name="T50">Connor</text:span><text:span text:style-name="T51">さんに、</text:span></text:p>
          <text:p text:style-name="P54"><text:span text:style-name="T51">メインリポジトリへのマージを一律管理してもらい、</text:span></text:p>
          <text:p text:style-name="P54"><text:span text:style-name="T51">メンバーは個人のブランチを必要に応じて作成、プッシュするルールを設け、</text:span></text:p>
          <text:p text:style-name="P54"><text:span text:style-name="T51">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鵜澤 来紀 ）</text:span></text:p>
          </draw:text-box>
        </draw:frame>
        <draw:custom-shape draw:name="Text Box 20" draw:style-name="gr85"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6" draw:text-style-name="P57" draw:layer="layout" svg:width="24.999cm" svg:height="3.011cm" svg:x="1.498cm" svg:y="5.899cm">
          <text:p text:style-name="P56"><text:span text:style-name="T54">① </text:span><text:span text:style-name="T54">Before</text:span><text:span text:style-name="T54">の姿（研修当初）</text:span></text:p>
          <text:p text:style-name="P56"><text:span text:style-name="T54"/></text:p>
          <text:p text:style-name="P56"><text:span text:style-name="T21">　・</text:span><text:span text:style-name="T21">IT</text:span><text:span text:style-name="T21">スキル</text:span><text:span text:style-name="T21">: ExcelVBA</text:span><text:span text:style-name="T21">以外の言語やツールに対する知識・経験の不足</text:span></text:p>
          <text:p text:style-name="P56"><text:span text:style-name="T21">　・社会人スキル</text:span><text:span text:style-name="T21">:</text:span><text:span text:style-name="T21">スキルシートなどの</text:span><text:span text:style-name="T21">SES</text:span><text:span text:style-name="T21">エンジニアとしての必須知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7" draw:text-style-name="P55" draw:layer="layout" svg:width="24.999cm" svg:height="3.011cm" svg:x="1.461cm" svg:y="10.493cm">
          <text:p text:style-name="P54"><text:span text:style-name="T54">② </text:span><text:span text:style-name="T54">After</text:span><text:span text:style-name="T54">の姿</text:span></text:p>
          <text:p text:style-name="P54"><text:span text:style-name="T54"/></text:p>
          <text:p text:style-name="P54"><text:span text:style-name="T55">　・</text:span><text:span text:style-name="T55">IT</text:span><text:span text:style-name="T55">スキル</text:span><text:span text:style-name="T55">:Oracle</text:span><text:span text:style-name="T55">、</text:span><text:span text:style-name="T55">Spring Boot</text:span><text:span text:style-name="T55">、</text:span><text:span text:style-name="T55">AWS</text:span><text:span text:style-name="T55">などの知識と使用経験 </text:span></text:p>
          <text:p text:style-name="P54"><text:span text:style-name="T55">　・社会人スキル</text:span><text:span text:style-name="T55">:</text:span><text:span text:style-name="T55">案件を受けるにあたって先方に伝えるべき情報と伝え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cm" svg:y="1.122cm">
          <draw:text-box>
            <text:p><text:span text:style-name="T38">チームリーダー</text:span></text:p>
          </draw:text-box>
        </draw:frame>
        <presentation:notes draw:style-name="dp2">
          <draw:page-thumbnail draw:style-name="gr2" draw:layer="layout" svg:width="17cm" svg:height="9.56cm" svg:x="2cm" svg:y="2.5cm" draw:page-number="19" presentation:class="page"/>
          <draw:frame presentation:style-name="pr3" draw:text-style-name="P30" draw:layer="layout" svg:width="17cm" svg:height="14cm" svg:x="2cm" svg:y="13cm" presentation:class="notes" presentation:placeholder="true">
            <draw:text-box/>
          </draw:frame>
        </presentation:notes>
      </draw:page>
      <draw:page draw:name="page20"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金行　丞 ）</text:span></text:p>
          </draw:text-box>
        </draw:frame>
        <draw:custom-shape draw:name="Text Box 29" draw:style-name="gr88"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89" draw:text-style-name="P55" draw:layer="layout" svg:width="24.999cm" svg:height="3.011cm" svg:x="1.498cm" svg:y="5.899cm">
          <text:p text:style-name="P54"><text:span text:style-name="T54">① </text:span><text:span text:style-name="T54">Before</text:span><text:span text:style-name="T54">の姿（研修当初）</text:span></text:p>
          <text:p text:style-name="P54"><text:span text:style-name="T54"/></text:p>
          <text:p text:style-name="P54"><text:span text:style-name="T55">　・</text:span><text:span text:style-name="T55">IT</text:span><text:span text:style-name="T55">スキル：コード作成・読み取ることに時間がかかる</text:span></text:p>
          <text:p text:style-name="P54"><text:span text:style-name="T55">　・社会人スキル：復習に改善の余地が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90" draw:text-style-name="P55" draw:layer="layout" svg:width="24.999cm" svg:height="4.365cm" svg:x="1.498cm" svg:y="10.491cm">
          <text:p text:style-name="P54"><text:span text:style-name="T54">②</text:span><text:span text:style-name="T57"> </text:span><text:span text:style-name="T57">After</text:span><text:span text:style-name="T57">の姿</text:span></text:p>
          <text:p text:style-name="P54"><text:span text:style-name="T57"/></text:p>
          <text:p text:style-name="P58"><text:span text:style-name="T58">　</text:span><text:span text:style-name="T59">・</text:span><text:span text:style-name="T21">IT</text:span><text:span text:style-name="T59">スキル：複雑なコードでも読み取ることができるようになり、アウトプットがスムーズ　　　　　　 <text:s text:c="4"/>になった</text:span></text:p>
          <text:p text:style-name="P58"><text:span text:style-name="T59">　・社会人スキル：振り返りの質、スケージュール管理の向上</text:span></text:p>
          <text:p text:style-name="P58"><text:span text:style-name="T59">　 <text:s text:c="20"/>　　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1cm" svg:y="1.122cm">
          <draw:text-box>
            <text:p><text:span text:style-name="T38">品質管理者</text:span></text:p>
          </draw:text-box>
        </draw:frame>
        <presentation:notes draw:style-name="dp2">
          <draw:page-thumbnail draw:style-name="gr2" draw:layer="layout" svg:width="17cm" svg:height="9.56cm" svg:x="2cm" svg:y="2.5cm" draw:page-number="20" presentation:class="page"/>
          <draw:frame presentation:style-name="pr3" draw:text-style-name="P30" draw:layer="layout" svg:width="17cm" svg:height="14cm" svg:x="2cm" svg:y="13cm" presentation:class="notes" presentation:placeholder="true">
            <draw:text-box/>
          </draw:frame>
        </presentation:notes>
      </draw:page>
      <draw:page draw:name="page2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text:span><text:span text:style-name="T52">Connor </text:span><text:span text:style-name="T52">）</text:span></text:p>
          </draw:text-box>
        </draw:frame>
        <draw:custom-shape draw:name="Text Box 37" draw:style-name="gr91"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92" draw:text-style-name="P57" draw:layer="layout" svg:width="24.999cm" svg:height="3.011cm" svg:x="1.498cm" svg:y="5.899cm">
          <text:p text:style-name="P56"><text:span text:style-name="T54">① </text:span><text:span text:style-name="T54">Before</text:span><text:span text:style-name="T54">の姿（研修当初）</text:span></text:p>
          <text:p text:style-name="P56"><text:span text:style-name="T54"/></text:p>
          <text:p text:style-name="P56"><text:span text:style-name="T21">　・</text:span><text:span text:style-name="T21">IT</text:span><text:span text:style-name="T21">スキル：ウェブ開発経験あるのが、</text:span><text:span text:style-name="T21">Java</text:span><text:span text:style-name="T21">の経験はなく、難しいと感じていた</text:span></text:p>
          <text:p text:style-name="P56"><text:span text:style-name="T21">　・社会人スキル： 言語の壁や新しい環境への順応に不安があった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93" draw:text-style-name="P55" draw:layer="layout" svg:width="25.638cm" svg:height="3.011cm" svg:x="1.461cm" svg:y="10.493cm">
          <text:p text:style-name="P54"><text:span text:style-name="T54">② </text:span><text:span text:style-name="T54">After</text:span><text:span text:style-name="T54">の姿</text:span></text:p>
          <text:p text:style-name="P54"><text:span text:style-name="T54"/></text:p>
          <text:p text:style-name="P54"><text:span text:style-name="T55">　・</text:span><text:span text:style-name="T55">IT</text:span><text:span text:style-name="T55">スキル： </text:span><text:span text:style-name="T55">Java</text:span><text:span text:style-name="T55">を短期間で習得し、既存スキルを活かして実践的に使えるようになった</text:span></text:p>
          <text:p text:style-name="P54"><text:span text:style-name="T55">　・社会人スキル</text:span><text:span text:style-name="T55">: </text:span><text:span text:style-name="T55">言語の壁を克服し、チームで開発を進めるコミュニケーション力を身につけ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cm" svg:y="1.122cm">
          <draw:text-box>
            <text:p><text:span text:style-name="T38">課題管理者</text:span></text:p>
          </draw:text-box>
        </draw:frame>
        <presentation:notes draw:style-name="dp2">
          <draw:page-thumbnail draw:style-name="gr2" draw:layer="layout" svg:width="17cm" svg:height="9.56cm" svg:x="2cm" svg:y="2.5cm" draw:page-number="21" presentation:class="page"/>
          <draw:frame presentation:style-name="pr3" draw:text-style-name="P30" draw:layer="layout" svg:width="17cm" svg:height="14cm" svg:x="2cm" svg:y="13cm" presentation:class="notes" presentation:placeholder="true">
            <draw:text-box/>
          </draw:frame>
        </presentation:notes>
      </draw:page>
      <draw:page draw:name="page2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齋藤 美帆 ）</text:span></text:p>
          </draw:text-box>
        </draw:frame>
        <draw:custom-shape draw:name="Text Box 15" draw:style-name="gr94"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95" draw:text-style-name="P55" draw:layer="layout" svg:width="24.999cm" svg:height="3.688cm" svg:x="1.498cm" svg:y="5.899cm">
          <text:p text:style-name="P54"><text:span text:style-name="T54">① </text:span><text:span text:style-name="T54">Before</text:span><text:span text:style-name="T54">の姿（研修当初）</text:span></text:p>
          <text:p text:style-name="P54"><text:span text:style-name="T54"/></text:p>
          <text:p text:style-name="P54"><text:span text:style-name="T55">　・</text:span><text:span text:style-name="T55">IT</text:span><text:span text:style-name="T55">スキル：プログラミングに苦手意識</text:span></text:p>
          <text:p text:style-name="P54"><text:span text:style-name="T55">　・社会人スキル：前で話すのが苦手</text:span></text:p>
          <text:p text:style-name="P54"><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96" draw:text-style-name="P55" draw:layer="layout" svg:width="24.999cm" svg:height="3.688cm" svg:x="1.498cm" svg:y="10.491cm">
          <text:p text:style-name="P54"><text:span text:style-name="T54">②</text:span><text:span text:style-name="T57"> </text:span><text:span text:style-name="T57">After</text:span><text:span text:style-name="T57">の姿</text:span></text:p>
          <text:p text:style-name="P54"><text:span text:style-name="T57"/></text:p>
          <text:p text:style-name="P58"><text:span text:style-name="T58">　</text:span><text:span text:style-name="T21">・</text:span><text:span text:style-name="T21">IT</text:span><text:span text:style-name="T21">スキル：プログラミングの基礎が身に付き、コードを読めるようになった</text:span></text:p>
          <text:p text:style-name="P58"><text:span text:style-name="T21">　・社会人スキル：前に立つことに少し慣れた</text:span></text:p>
          <text:p text:style-name="P58"><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2cm" svg:y="1.122cm">
          <draw:text-box>
            <text:p><text:span text:style-name="T38">スケジュール管理者</text:span></text:p>
          </draw:text-box>
        </draw:frame>
        <presentation:notes draw:style-name="dp2">
          <draw:page-thumbnail draw:style-name="gr2" draw:layer="layout" svg:width="17cm" svg:height="9.56cm" svg:x="2cm" svg:y="2.5cm" draw:page-number="22" presentation:class="page"/>
          <draw:frame presentation:style-name="pr3" draw:text-style-name="P30" draw:layer="layout" svg:width="17cm" svg:height="14cm" svg:x="2cm" svg:y="13cm" presentation:class="notes" presentation:placeholder="true">
            <draw:text-box/>
          </draw:frame>
        </presentation:notes>
      </draw:page>
      <draw:page draw:name="page2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堀川 悠香 ）</text:span></text:p>
          </draw:text-box>
        </draw:frame>
        <draw:custom-shape draw:name="Text Box 26" draw:style-name="gr97"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98" draw:text-style-name="P55" draw:layer="layout" svg:width="24.999cm" svg:height="5.042cm" svg:x="1.498cm" svg:y="5.899cm">
          <text:p text:style-name="P54"><text:span text:style-name="T54">① </text:span><text:span text:style-name="T54">Before</text:span><text:span text:style-name="T60">の姿（研修当初）</text:span><text:span text:style-name="T61"><text:line-break/></text:span><text:span text:style-name="T61"><text:line-break/></text:span><text:span text:style-name="T61">　・</text:span><text:span text:style-name="T55">IT</text:span><text:span text:style-name="T61">スキル：自主的に勉強をしていても講義に追いつけなかった</text:span></text:p>
          <text:p text:style-name="P54"><text:span text:style-name="T61">　・社会人スキル：コミュニケーションは大事にしていたが、人に聞くことが苦手だった</text:span></text:p>
          <text:p text:style-name="P54"><text:span text:style-name="T61"><text:line-break/></text:span><text:span text:style-name="T61"><text:line-break/></text:span><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99" draw:text-style-name="P55" draw:layer="layout" svg:width="24.999cm" svg:height="3.688cm" svg:x="1.485cm" svg:y="10.466cm">
          <text:p text:style-name="P54"><text:span text:style-name="T54">②</text:span><text:span text:style-name="T57"> </text:span><text:span text:style-name="T57">After</text:span><text:span text:style-name="T62">の姿</text:span><text:span text:style-name="T59"><text:line-break/></text:span><text:span text:style-name="T59"><text:line-break/></text:span><text:span text:style-name="T59">　・</text:span><text:span text:style-name="T21">IT</text:span><text:span text:style-name="T59">スキル：闇雲に勉強に時間を使うのではなく調べることが身に着いた</text:span></text:p>
          <text:p text:style-name="P54"><text:span text:style-name="T59">　・社会人スキル：作業が止まる前に人に聞いたり確認するようになった</text:span></text:p>
          <text:p text:style-name="P54"><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1cm" svg:y="1.122cm">
          <draw:text-box>
            <text:p><text:span text:style-name="T38">スケジュール管理者</text:span></text:p>
          </draw:text-box>
        </draw:frame>
        <presentation:notes draw:style-name="dp2">
          <draw:page-thumbnail draw:style-name="gr2" draw:layer="layout" svg:width="17cm" svg:height="9.56cm" svg:x="2cm" svg:y="2.5cm" draw:page-number="23" presentation:class="page"/>
          <draw:frame presentation:style-name="pr3" draw:text-style-name="P30" draw:layer="layout" svg:width="17cm" svg:height="14cm" svg:x="2cm" svg:y="13cm" presentation:class="notes" presentation:placeholder="true">
            <draw:text-box/>
          </draw:frame>
        </presentation:notes>
      </draw:page>
      <draw:page draw:name="page24"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山﨑 大誠 ）</text:span></text:p>
          </draw:text-box>
        </draw:frame>
        <draw:custom-shape draw:name="Text Box 34" draw:style-name="gr100"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01" draw:text-style-name="P55" draw:layer="layout" svg:width="24.999cm" svg:height="3.011cm" svg:x="1.498cm" svg:y="5.899cm">
          <text:p text:style-name="P54"><text:span text:style-name="T54">① </text:span><text:span text:style-name="T54">Before</text:span><text:span text:style-name="T54">の姿（研修当初）</text:span></text:p>
          <text:p text:style-name="P54"><text:span text:style-name="T54"/></text:p>
          <text:p text:style-name="P54"><text:span text:style-name="T55">　・</text:span><text:span text:style-name="T55">IT</text:span><text:span text:style-name="T55">スキル：複雑なコードの解読や応用問題が解けなかった</text:span></text:p>
          <text:p text:style-name="P54"><text:span text:style-name="T55">　・社会人スキル：ビジネススキルが課題</text:span><text:span text:style-name="T55">(</text:span><text:span text:style-name="T55">言葉遣い・日報作成</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02" draw:text-style-name="P55" draw:layer="layout" svg:width="24.999cm" svg:height="3.011cm" svg:x="1.498cm" svg:y="10.491cm">
          <text:p text:style-name="P54"><text:span text:style-name="T54">②</text:span><text:span text:style-name="T57"> </text:span><text:span text:style-name="T57">After</text:span><text:span text:style-name="T57">の姿</text:span></text:p>
          <text:p text:style-name="P54"><text:span text:style-name="T57"/></text:p>
          <text:p text:style-name="P58"><text:span text:style-name="T58">　</text:span><text:span text:style-name="T21">・</text:span><text:span text:style-name="T21">IT</text:span><text:span text:style-name="T21">スキル：自身で工夫を行い、コードの解読・応用問題を解決した</text:span></text:p>
          <text:p text:style-name="P58"><text:span text:style-name="T21">　・社会人スキル：社会人としてふさわしい振る舞いができ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1cm" svg:y="1.122cm">
          <draw:text-box>
            <text:p><text:span text:style-name="T38">人員管理者</text:span></text:p>
          </draw:text-box>
        </draw:frame>
        <presentation:notes draw:style-name="dp2">
          <draw:page-thumbnail draw:style-name="gr2" draw:layer="layout" svg:width="17cm" svg:height="9.56cm" svg:x="2cm" svg:y="2.5cm" draw:page-number="24" presentation:class="page"/>
          <draw:frame presentation:style-name="pr3" draw:text-style-name="P30" draw:layer="layout" svg:width="17cm" svg:height="14cm" svg:x="2cm" svg:y="13cm" presentation:class="notes" presentation:placeholder="true">
            <draw:text-box/>
          </draw:frame>
        </presentation:notes>
      </draw:page>
      <draw:page draw:name="page25" draw:style-name="dp1" draw:master-page-name="Midnightblue" presentation:presentation-page-layout-name="AL1T1">
        <draw:frame presentation:style-name="pr1" draw:layer="layout" svg:width="26cm" svg:height="2cm" svg:x="1cm" svg:y="0.627cm" presentation:class="title" presentation:user-transformed="true">
          <draw:text-box>
            <text:p>8. 最後に</text:p>
          </draw:text-box>
        </draw:frame>
        <draw:custom-shape draw:name="Text Box 33" draw:style-name="gr103"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4" draw:text-style-name="P59" draw:layer="layout" svg:width="16.873cm" svg:height="9.36cm" svg:x="5.564cm" svg:y="3.98cm">
          <draw:text-box>
            <text:p><text:span text:style-name="T63">この度は研修の機会を提供いただきましたこと、</text:span></text:p>
            <text:p><text:span text:style-name="T63">改めて感謝申し上げます。</text:span></text:p>
            <text:p><text:span text:style-name="T64"/></text:p>
            <text:p><text:span text:style-name="T63">研修を通して</text:span><text:span text:style-name="T63">IT</text:span><text:span text:style-name="T63">エンジニアとして、社会人として</text:span></text:p>
            <text:p><text:span text:style-name="T63">成長することができたものと感じております。</text:span></text:p>
            <text:p><text:span text:style-name="T64"/></text:p>
            <text:p><text:span text:style-name="T63">本日の成果報告をもって研修修了となりますが、</text:span></text:p>
            <text:p><text:span text:style-name="T63">今後は会社の一員として発展に貢献できるよう</text:span></text:p>
            <text:p><text:span text:style-name="T63">成長と努力を継続してまいりますので、</text:span></text:p>
            <text:p><text:span text:style-name="T63">引き続きご指導ご鞭撻のほどよろしくお願いいたします。</text:span></text:p>
          </draw:text-box>
        </draw:frame>
        <presentation:notes draw:style-name="dp2">
          <draw:page-thumbnail draw:style-name="gr2" draw:layer="layout" svg:width="17cm" svg:height="9.56cm" svg:x="2cm" svg:y="2.5cm" draw:page-number="25"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none" draw:fill-color="#2a6099" loext:fill-use-slide-background="false"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矢印2" style:family="graphic" style:parent-style-name="standard">
      <style:graphic-properties svg:stroke-color="#729fcf" draw:fill="solid" draw:fill-color="#729fcf" draw:textarea-vertical-align="middle" draw:auto-grow-height="false" fo:min-height="1.33cm" fo:min-width="11.553cm" fo:wrap-option="wrap"/>
      <style:paragraph-properties fo:text-align="cente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游ゴシック1" style:font-family-asian="游ゴシック"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8H50M38S</meta:editing-duration>
    <meta:editing-cycles>40</meta:editing-cycles>
    <meta:generator>LibreOffice/24.8.3.2$Windows_X86_64 LibreOffice_project/48a6bac9e7e268aeb4c3483fcf825c94556d9f92</meta:generator>
    <dc:title>Midnightblue</dc:title>
    <dc:date>2024-12-25T16:42:22.269000000</dc:date>
    <meta:document-statistic meta:object-count="305"/>
  </office:meta>
</office:document-meta>
</file>